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4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119500" table:style-name="ce7">
            <text:p>2.1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477000" table:style-name="ce9">
            <text:p>14.477.000</text:p>
          </table:table-cell>
          <table:table-cell office:value-type="float" office:value="13970155" table:style-name="ce9">
            <text:p>13.970.155</text:p>
          </table:table-cell>
          <table:table-cell office:value-type="percentage" office:value="0.96498963873730748" table:style-name="ce10">
            <text:p>96,5%</text:p>
          </table:table-cell>
          <table:table-cell office:value-type="float" office:value="6912829" table:style-name="ce8">
            <text:p>6.912.829</text:p>
          </table:table-cell>
          <table:table-cell office:value-type="float" office:value="6803132" table:style-name="ce8">
            <text:p>6.803.132</text:p>
          </table:table-cell>
          <table:table-cell office:value-type="float" office:value="1010183" table:style-name="ce8">
            <text:p>1.010.183</text:p>
          </table:table-cell>
          <table:table-cell office:value-type="date" office:date-value="2021-12-09T00:00:00" table:style-name="ce11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28490" table:style-name="ce7">
            <text:p>32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23016" table:style-name="ce14">
            <text:p>2.323.016</text:p>
          </table:table-cell>
          <table:table-cell office:value-type="float" office:value="2199109" table:style-name="ce14">
            <text:p>2.199.109</text:p>
          </table:table-cell>
          <table:table-cell office:value-type="percentage" office:value="0.94666115084872426" table:style-name="ce15">
            <text:p>94,7%</text:p>
          </table:table-cell>
          <table:table-cell office:value-type="float" office:value="1077702" table:style-name="ce13">
            <text:p>1.077.702</text:p>
          </table:table-cell>
          <table:table-cell office:value-type="float" office:value="1057482" table:style-name="ce13">
            <text:p>1.057.482</text:p>
          </table:table-cell>
          <table:table-cell office:value-type="float" office:value="191153" table:style-name="ce13">
            <text:p>191.153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91040" table:style-name="ce7">
            <text:p>2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001965" table:style-name="ce14">
            <text:p>2.001.965</text:p>
          </table:table-cell>
          <table:table-cell office:value-type="float" office:value="1880038" table:style-name="ce14">
            <text:p>1.880.038</text:p>
          </table:table-cell>
          <table:table-cell office:value-type="percentage" office:value="0.93909633784806423" table:style-name="ce15">
            <text:p>93,9%</text:p>
          </table:table-cell>
          <table:table-cell office:value-type="float" office:value="876035" table:style-name="ce13">
            <text:p>876.035</text:p>
          </table:table-cell>
          <table:table-cell office:value-type="float" office:value="867845" table:style-name="ce13">
            <text:p>867.845</text:p>
          </table:table-cell>
          <table:table-cell office:value-type="float" office:value="210528" table:style-name="ce13">
            <text:p>210.528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1935774" table:style-name="ce14">
            <text:p>1.935.774</text:p>
          </table:table-cell>
          <table:table-cell office:value-type="float" office:value="1748168" table:style-name="ce14">
            <text:p>1.748.168</text:p>
          </table:table-cell>
          <table:table-cell office:value-type="percentage" office:value="0.90308476092767032" table:style-name="ce15">
            <text:p>90,3%</text:p>
          </table:table-cell>
          <table:table-cell office:value-type="float" office:value="875548" table:style-name="ce13">
            <text:p>875.548</text:p>
          </table:table-cell>
          <table:table-cell office:value-type="float" office:value="855954" table:style-name="ce13">
            <text:p>855.954</text:p>
          </table:table-cell>
          <table:table-cell office:value-type="float" office:value="115772" table:style-name="ce13">
            <text:p>115.772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617300" table:style-name="ce14">
            <text:p>3.617.300</text:p>
          </table:table-cell>
          <table:table-cell office:value-type="float" office:value="3378103" table:style-name="ce14">
            <text:p>3.378.103</text:p>
          </table:table-cell>
          <table:table-cell office:value-type="percentage" office:value="0.93387416028529568" table:style-name="ce15">
            <text:p>93,4%</text:p>
          </table:table-cell>
          <table:table-cell office:value-type="float" office:value="1698815" table:style-name="ce13">
            <text:p>1.698.815</text:p>
          </table:table-cell>
          <table:table-cell office:value-type="float" office:value="1653675" table:style-name="ce13">
            <text:p>1.653.675</text:p>
          </table:table-cell>
          <table:table-cell office:value-type="float" office:value="199682" table:style-name="ce13">
            <text:p>199.682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14605" table:style-name="ce14">
            <text:p>1.114.605</text:p>
          </table:table-cell>
          <table:table-cell office:value-type="float" office:value="1015114" table:style-name="ce14">
            <text:p>1.015.114</text:p>
          </table:table-cell>
          <table:table-cell office:value-type="percentage" office:value="0.91073878190031443" table:style-name="ce15">
            <text:p>91,1%</text:p>
          </table:table-cell>
          <table:table-cell office:value-type="float" office:value="486611" table:style-name="ce13">
            <text:p>486.611</text:p>
          </table:table-cell>
          <table:table-cell office:value-type="float" office:value="480476" table:style-name="ce13">
            <text:p>480.476</text:p>
          </table:table-cell>
          <table:table-cell office:value-type="float" office:value="92102" table:style-name="ce13">
            <text:p>92.102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5042759" table:style-name="ce14">
            <text:p>5.042.759</text:p>
          </table:table-cell>
          <table:table-cell office:value-type="float" office:value="4227565" table:style-name="ce14">
            <text:p>4.227.565</text:p>
          </table:table-cell>
          <table:table-cell office:value-type="percentage" office:value="0.83834365275040901" table:style-name="ce15">
            <text:p>83,8%</text:p>
          </table:table-cell>
          <table:table-cell office:value-type="float" office:value="2021067" table:style-name="ce13">
            <text:p>2.021.067</text:p>
          </table:table-cell>
          <table:table-cell office:value-type="float" office:value="1982358" table:style-name="ce13">
            <text:p>1.982.358</text:p>
          </table:table-cell>
          <table:table-cell office:value-type="float" office:value="454572" table:style-name="ce13">
            <text:p>454.572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90795" table:style-name="ce7">
            <text:p>2.490.795</text:p>
          </table:table-cell>
          <table:table-cell office:value-type="float" office:value="581270" table:style-name="ce7">
            <text:p>58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547900" table:style-name="ce14">
            <text:p>3.547.900</text:p>
          </table:table-cell>
          <table:table-cell office:value-type="float" office:value="3335492" table:style-name="ce14">
            <text:p>3.335.492</text:p>
          </table:table-cell>
          <table:table-cell office:value-type="percentage" office:value="0.94013134530285525" table:style-name="ce15">
            <text:p>94,0%</text:p>
          </table:table-cell>
          <table:table-cell office:value-type="float" office:value="1638016" table:style-name="ce13">
            <text:p>1.638.016</text:p>
          </table:table-cell>
          <table:table-cell office:value-type="float" office:value="1577167" table:style-name="ce13">
            <text:p>1.577.167</text:p>
          </table:table-cell>
          <table:table-cell office:value-type="float" office:value="292454" table:style-name="ce13">
            <text:p>292.454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2054900" table:style-name="ce7">
            <text:p>2.0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414030" table:style-name="ce14">
            <text:p>12.414.030</text:p>
          </table:table-cell>
          <table:table-cell office:value-type="float" office:value="12107848" table:style-name="ce14">
            <text:p>12.107.848</text:p>
          </table:table-cell>
          <table:table-cell office:value-type="percentage" office:value="0.97533580956385635" table:style-name="ce15">
            <text:p>97,5%</text:p>
          </table:table-cell>
          <table:table-cell office:value-type="float" office:value="6093587" table:style-name="ce13">
            <text:p>6.093.587</text:p>
          </table:table-cell>
          <table:table-cell office:value-type="float" office:value="5939132" table:style-name="ce13">
            <text:p>5.939.132</text:p>
          </table:table-cell>
          <table:table-cell office:value-type="float" office:value="818435" table:style-name="ce13">
            <text:p>818.435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876855" table:style-name="ce14">
            <text:p>8.876.855</text:p>
          </table:table-cell>
          <table:table-cell office:value-type="float" office:value="8168371" table:style-name="ce14">
            <text:p>8.168.371</text:p>
          </table:table-cell>
          <table:table-cell office:value-type="percentage" office:value="0.920187498838271" table:style-name="ce15">
            <text:p>92,0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506266" table:style-name="ce13">
            <text:p>506.26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30668" table:style-name="ce14">
            <text:p>1.930.668</text:p>
          </table:table-cell>
          <table:table-cell office:value-type="float" office:value="1878823" table:style-name="ce14">
            <text:p>1.878.823</text:p>
          </table:table-cell>
          <table:table-cell office:value-type="percentage" office:value="0.97314660003687847" table:style-name="ce15">
            <text:p>97,3%</text:p>
          </table:table-cell>
          <table:table-cell office:value-type="float" office:value="902793" table:style-name="ce13">
            <text:p>902.793</text:p>
          </table:table-cell>
          <table:table-cell office:value-type="float" office:value="888915" table:style-name="ce13">
            <text:p>888.915</text:p>
          </table:table-cell>
          <table:table-cell office:value-type="float" office:value="178310" table:style-name="ce13">
            <text:p>178.310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4978065" table:style-name="ce14">
            <text:p>4.978.065</text:p>
          </table:table-cell>
          <table:table-cell office:value-type="percentage" office:value="0.97454737876998376" table:style-name="ce15">
            <text:p>97,5%</text:p>
          </table:table-cell>
          <table:table-cell office:value-type="float" office:value="2323640" table:style-name="ce13">
            <text:p>2.323.640</text:p>
          </table:table-cell>
          <table:table-cell office:value-type="float" office:value="2300409" table:style-name="ce13">
            <text:p>2.300.409</text:p>
          </table:table-cell>
          <table:table-cell office:value-type="float" office:value="560008" table:style-name="ce13">
            <text:p>560.008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37580" table:style-name="ce14">
            <text:p>537.580</text:p>
          </table:table-cell>
          <table:table-cell office:value-type="percentage" office:value="0.96460645427548652" table:style-name="ce15">
            <text:p>96,5%</text:p>
          </table:table-cell>
          <table:table-cell office:value-type="float" office:value="262713" table:style-name="ce13">
            <text:p>262.713</text:p>
          </table:table-cell>
          <table:table-cell office:value-type="float" office:value="257742" table:style-name="ce13">
            <text:p>257.742</text:p>
          </table:table-cell>
          <table:table-cell office:value-type="float" office:value="52370" table:style-name="ce13">
            <text:p>52.370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099835" table:style-name="ce7">
            <text:p>8.099.835</text:p>
          </table:table-cell>
          <table:table-cell office:value-type="float" office:value="1820800" table:style-name="ce7">
            <text:p>1.8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464185" table:style-name="ce14">
            <text:p>11.464.185</text:p>
          </table:table-cell>
          <table:table-cell office:value-type="float" office:value="10735102" table:style-name="ce14">
            <text:p>10.735.102</text:p>
          </table:table-cell>
          <table:table-cell office:value-type="percentage" office:value="0.93640341637892266" table:style-name="ce15">
            <text:p>93,6%</text:p>
          </table:table-cell>
          <table:table-cell office:value-type="float" office:value="5430741" table:style-name="ce13">
            <text:p>5.430.741</text:p>
          </table:table-cell>
          <table:table-cell office:value-type="float" office:value="5298888" table:style-name="ce13">
            <text:p>5.298.888</text:p>
          </table:table-cell>
          <table:table-cell office:value-type="float" office:value="714180" table:style-name="ce13">
            <text:p>714.180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426871" table:style-name="ce14">
            <text:p>2.426.871</text:p>
          </table:table-cell>
          <table:table-cell office:value-type="percentage" office:value="0.96797032516677139" table:style-name="ce15">
            <text:p>96,8%</text:p>
          </table:table-cell>
          <table:table-cell office:value-type="float" office:value="1206467" table:style-name="ce13">
            <text:p>1.206.467</text:p>
          </table:table-cell>
          <table:table-cell office:value-type="float" office:value="1176426" table:style-name="ce13">
            <text:p>1.176.426</text:p>
          </table:table-cell>
          <table:table-cell office:value-type="float" office:value="173632" table:style-name="ce13">
            <text:p>173.632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66500" table:style-name="ce7">
            <text:p>16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31375" table:style-name="ce14">
            <text:p>1.131.375</text:p>
          </table:table-cell>
          <table:table-cell office:value-type="float" office:value="1092575" table:style-name="ce14">
            <text:p>1.092.575</text:p>
          </table:table-cell>
          <table:table-cell office:value-type="percentage" office:value="0.96570544691194338" table:style-name="ce15">
            <text:p>96,6%</text:p>
          </table:table-cell>
          <table:table-cell office:value-type="float" office:value="533715" table:style-name="ce13">
            <text:p>533.715</text:p>
          </table:table-cell>
          <table:table-cell office:value-type="float" office:value="525271" table:style-name="ce13">
            <text:p>525.271</text:p>
          </table:table-cell>
          <table:table-cell office:value-type="float" office:value="102867" table:style-name="ce13">
            <text:p>102.867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51100" table:style-name="ce7">
            <text:p>651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039520" table:style-name="ce14">
            <text:p>4.039.520</text:p>
          </table:table-cell>
          <table:table-cell office:value-type="float" office:value="3728700" table:style-name="ce14">
            <text:p>3.728.700</text:p>
          </table:table-cell>
          <table:table-cell office:value-type="percentage" office:value="0.92305521448092842" table:style-name="ce15">
            <text:p>92,3%</text:p>
          </table:table-cell>
          <table:table-cell office:value-type="float" office:value="1829633" table:style-name="ce13">
            <text:p>1.829.633</text:p>
          </table:table-cell>
          <table:table-cell office:value-type="float" office:value="1794565" table:style-name="ce13">
            <text:p>1.794.565</text:p>
          </table:table-cell>
          <table:table-cell office:value-type="float" office:value="343886" table:style-name="ce13">
            <text:p>343.886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2544" table:style-name="ce14">
            <text:p>122.544</text:p>
          </table:table-cell>
          <table:table-cell office:value-type="percentage" office:value="0.86162067147126031" table:style-name="ce15">
            <text:p>86,2%</text:p>
          </table:table-cell>
          <table:table-cell office:value-type="float" office:value="63438" table:style-name="ce13">
            <text:p>63.438</text:p>
          </table:table-cell>
          <table:table-cell office:value-type="float" office:value="60841" table:style-name="ce13">
            <text:p>60.841</text:p>
          </table:table-cell>
          <table:table-cell office:value-type="float" office:value="6385" table:style-name="ce13">
            <text:p>6.385</text:p>
          </table:table-cell>
          <table:table-cell office:value-type="date" office:date-value="2021-12-09T00:00:00" table:style-name="ce16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11724" table:style-name="ce14">
            <text:p>111.724</text:p>
          </table:table-cell>
          <table:table-cell office:value-type="percentage" office:value="0.79180722891566269" table:style-name="ce15">
            <text:p>79,2%</text:p>
          </table:table-cell>
          <table:table-cell office:value-type="float" office:value="60497" table:style-name="ce13">
            <text:p>60.497</text:p>
          </table:table-cell>
          <table:table-cell office:value-type="float" office:value="57832" table:style-name="ce13">
            <text:p>57.832</text:p>
          </table:table-cell>
          <table:table-cell office:value-type="float" office:value="4089" table:style-name="ce13">
            <text:p>4.089</text:p>
          </table:table-cell>
          <table:table-cell office:value-type="date" office:date-value="2021-12-09T00:00:00" table:style-name="ce17">
            <text:p>09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8101" table:style-name="ce14">
            <text:p>178.101</text:p>
          </table:table-cell>
          <table:table-cell office:value-type="percentage" office:value="0.83915698414044615" table:style-name="ce15">
            <text:p>83,9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501" table:style-name="ce13">
            <text:p>501</text:p>
          </table:table-cell>
          <table:table-cell office:value-type="date" office:date-value="2021-11-29T00:00:00" table:style-name="ce17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400" table:style-name="ce13">
            <text:p>4.400</text:p>
          </table:table-cell>
          <table:table-cell office:value-type="float" office:value="9940" table:style-name="ce14">
            <text:p>9.940</text:p>
          </table:table-cell>
          <table:table-cell office:value-type="float" office:value="7862" table:style-name="ce14">
            <text:p>7.862</text:p>
          </table:table-cell>
          <table:table-cell office:value-type="percentage" office:value="0.79094567404426563" table:style-name="ce15">
            <text:p>79,1%</text:p>
          </table:table-cell>
          <table:table-cell office:value-type="float" office:value="6027" table:style-name="ce13">
            <text:p>6.027</text:p>
          </table:table-cell>
          <table:table-cell office:value-type="float" office:value="5720" table:style-name="ce13">
            <text:p>5.720</text:p>
          </table:table-cell>
          <table:table-cell office:value-type="float" office:value="5" table:style-name="ce13">
            <text:p>5</text:p>
          </table:table-cell>
          <table:table-cell office:value-type="date" office:date-value="2021-12-03T00:00:00" table:style-name="ce17">
            <text:p>0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8697409" table:style-name="ce19">
            <text:p>58.697.409</text:p>
          </table:table-cell>
          <table:table-cell office:value-type="float" office:value="12695870" table:style-name="ce20">
            <text:p>12.695.87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15" table:style-name="ce22">
            <text:p>2.150.615</text:p>
          </table:table-cell>
          <table:table-cell office:value-type="float" office:value="82595014" table:style-name="ce23">
            <text:p>82.595.014</text:p>
          </table:table-cell>
          <table:table-cell office:value-type="float" office:value="77827910" table:style-name="ce23">
            <text:p>77.827.910</text:p>
          </table:table-cell>
          <table:table-cell office:value-type="percentage" office:value="0.94228339255442228" table:style-name="ce24">
            <text:p>94,2%</text:p>
          </table:table-cell>
          <table:table-cell office:value-type="float" office:value="38488342" table:style-name="ce23">
            <text:p>38.488.342</text:p>
          </table:table-cell>
          <table:table-cell office:value-type="float" office:value="37702839" table:style-name="ce23">
            <text:p>37.702.839</text:p>
          </table:table-cell>
          <table:table-cell office:value-type="float" office:value="6027380" table:style-name="ce23">
            <text:p>6.027.380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12829" table:style-name="ce31">
            <text:p>6.912.829</text:p>
          </table:table-cell>
          <table:table-cell office:value-type="percentage" office:value="0.92765058927331345" table:style-name="ce32">
            <text:p>92,8%</text:p>
          </table:table-cell>
          <table:table-cell office:value-type="float" office:value="6803132" table:style-name="ce31">
            <text:p>6.803.132</text:p>
          </table:table-cell>
          <table:table-cell office:value-type="percentage" office:value="0.91293006216472816" table:style-name="ce32">
            <text:p>91,3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7702" table:style-name="ce31">
            <text:p>1.077.702</text:p>
          </table:table-cell>
          <table:table-cell office:value-type="percentage" office:value="0.90935033506759577" table:style-name="ce32">
            <text:p>90,9%</text:p>
          </table:table-cell>
          <table:table-cell office:value-type="float" office:value="1057482" table:style-name="ce31">
            <text:p>1.057.482</text:p>
          </table:table-cell>
          <table:table-cell office:value-type="percentage" office:value="0.89228897323003142" table:style-name="ce32">
            <text:p>89,2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6035" table:style-name="ce31">
            <text:p>876.035</text:p>
          </table:table-cell>
          <table:table-cell office:value-type="percentage" office:value="0.93801228575680973" table:style-name="ce32">
            <text:p>93,8%</text:p>
          </table:table-cell>
          <table:table-cell office:value-type="float" office:value="867845" table:style-name="ce31">
            <text:p>867.845</text:p>
          </table:table-cell>
          <table:table-cell office:value-type="percentage" office:value="0.9292428637356025" table:style-name="ce32">
            <text:p>92,9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5548" table:style-name="ce31">
            <text:p>875.548</text:p>
          </table:table-cell>
          <table:table-cell office:value-type="percentage" office:value="0.8460488159348013" table:style-name="ce32">
            <text:p>84,6%</text:p>
          </table:table-cell>
          <table:table-cell office:value-type="float" office:value="855954" table:style-name="ce31">
            <text:p>855.954</text:p>
          </table:table-cell>
          <table:table-cell office:value-type="percentage" office:value="0.8271149819252136" table:style-name="ce32">
            <text:p>82,7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98815" table:style-name="ce31">
            <text:p>1.698.815</text:p>
          </table:table-cell>
          <table:table-cell office:value-type="percentage" office:value="0.86640020726509026" table:style-name="ce32">
            <text:p>86,6%</text:p>
          </table:table-cell>
          <table:table-cell office:value-type="float" office:value="1653675" table:style-name="ce31">
            <text:p>1.653.675</text:p>
          </table:table-cell>
          <table:table-cell office:value-type="percentage" office:value="0.84337868617188927" table:style-name="ce32">
            <text:p>84,3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6611" table:style-name="ce31">
            <text:p>486.611</text:p>
          </table:table-cell>
          <table:table-cell office:value-type="percentage" office:value="0.92842192827310943" table:style-name="ce32">
            <text:p>92,8%</text:p>
          </table:table-cell>
          <table:table-cell office:value-type="float" office:value="480476" table:style-name="ce31">
            <text:p>480.476</text:p>
          </table:table-cell>
          <table:table-cell office:value-type="percentage" office:value="0.91671674994800878" table:style-name="ce32">
            <text:p>91,7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21067" table:style-name="ce31">
            <text:p>2.021.067</text:p>
          </table:table-cell>
          <table:table-cell office:value-type="percentage" office:value="0.92869119537112643" table:style-name="ce32">
            <text:p>92,9%</text:p>
          </table:table-cell>
          <table:table-cell office:value-type="float" office:value="1982358" table:style-name="ce31">
            <text:p>1.982.358</text:p>
          </table:table-cell>
          <table:table-cell office:value-type="percentage" office:value="0.91090420093619628" table:style-name="ce32">
            <text:p>91,1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38016" table:style-name="ce31">
            <text:p>1.638.016</text:p>
          </table:table-cell>
          <table:table-cell office:value-type="percentage" office:value="0.90558961158435725" table:style-name="ce32">
            <text:p>90,6%</text:p>
          </table:table-cell>
          <table:table-cell office:value-type="float" office:value="1577167" table:style-name="ce31">
            <text:p>1.577.167</text:p>
          </table:table-cell>
          <table:table-cell office:value-type="percentage" office:value="0.87194877884811006" table:style-name="ce32">
            <text:p>87,2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93587" table:style-name="ce31">
            <text:p>6.093.587</text:p>
          </table:table-cell>
          <table:table-cell office:value-type="percentage" office:value="0.88719679807115526" table:style-name="ce32">
            <text:p>88,7%</text:p>
          </table:table-cell>
          <table:table-cell office:value-type="float" office:value="5939132" table:style-name="ce31">
            <text:p>5.939.132</text:p>
          </table:table-cell>
          <table:table-cell office:value-type="percentage" office:value="0.86470889702927622" table:style-name="ce32">
            <text:p>86,5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2793" table:style-name="ce31">
            <text:p>902.793</text:p>
          </table:table-cell>
          <table:table-cell office:value-type="percentage" office:value="0.94688269911908185" table:style-name="ce32">
            <text:p>94,7%</text:p>
          </table:table-cell>
          <table:table-cell office:value-type="float" office:value="888915" table:style-name="ce31">
            <text:p>888.915</text:p>
          </table:table-cell>
          <table:table-cell office:value-type="percentage" office:value="0.93232693927338672" table:style-name="ce32">
            <text:p>93,2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3640" table:style-name="ce31">
            <text:p>2.323.640</text:p>
          </table:table-cell>
          <table:table-cell office:value-type="percentage" office:value="0.94668683644754914" table:style-name="ce32">
            <text:p>94,7%</text:p>
          </table:table-cell>
          <table:table-cell office:value-type="float" office:value="2300409" table:style-name="ce31">
            <text:p>2.300.409</text:p>
          </table:table-cell>
          <table:table-cell office:value-type="percentage" office:value="0.93722216812650416" table:style-name="ce32">
            <text:p>93,7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2713" table:style-name="ce31">
            <text:p>262.713</text:p>
          </table:table-cell>
          <table:table-cell office:value-type="percentage" office:value="0.92514350107405707" table:style-name="ce32">
            <text:p>92,5%</text:p>
          </table:table-cell>
          <table:table-cell office:value-type="float" office:value="257742" table:style-name="ce31">
            <text:p>257.742</text:p>
          </table:table-cell>
          <table:table-cell office:value-type="percentage" office:value="0.90763813078846356" table:style-name="ce32">
            <text:p>90,8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6467" table:style-name="ce31">
            <text:p>1.206.467</text:p>
          </table:table-cell>
          <table:table-cell office:value-type="percentage" office:value="0.92087087075626439" table:style-name="ce32">
            <text:p>92,1%</text:p>
          </table:table-cell>
          <table:table-cell office:value-type="float" office:value="1176426" table:style-name="ce31">
            <text:p>1.176.426</text:p>
          </table:table-cell>
          <table:table-cell office:value-type="percentage" office:value="0.89794120767522789" table:style-name="ce32">
            <text:p>89,8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3715" table:style-name="ce31">
            <text:p>533.715</text:p>
          </table:table-cell>
          <table:table-cell office:value-type="percentage" office:value="0.91805509207814862" table:style-name="ce32">
            <text:p>91,8%</text:p>
          </table:table-cell>
          <table:table-cell office:value-type="float" office:value="525271" table:style-name="ce31">
            <text:p>525.271</text:p>
          </table:table-cell>
          <table:table-cell office:value-type="percentage" office:value="0.90353037908056022" table:style-name="ce32">
            <text:p>90,4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9633" table:style-name="ce31">
            <text:p>1.829.633</text:p>
          </table:table-cell>
          <table:table-cell office:value-type="percentage" office:value="0.92222054766694406" table:style-name="ce32">
            <text:p>92,2%</text:p>
          </table:table-cell>
          <table:table-cell office:value-type="float" office:value="1794565" table:style-name="ce31">
            <text:p>1.794.565</text:p>
          </table:table-cell>
          <table:table-cell office:value-type="percentage" office:value="0.90454463661506401" table:style-name="ce32">
            <text:p>90,5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438" table:style-name="ce31">
            <text:p>63.438</text:p>
          </table:table-cell>
          <table:table-cell office:value-type="percentage" office:value="0.89393362925385755" table:style-name="ce32">
            <text:p>89,4%</text:p>
          </table:table-cell>
          <table:table-cell office:value-type="float" office:value="60841" table:style-name="ce31">
            <text:p>60.841</text:p>
          </table:table-cell>
          <table:table-cell office:value-type="percentage" office:value="0.85733812442753465" table:style-name="ce32">
            <text:p>85,7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497" table:style-name="ce31">
            <text:p>60.497</text:p>
          </table:table-cell>
          <table:table-cell office:value-type="percentage" office:value="0.85294739661905905" table:style-name="ce32">
            <text:p>85,3%</text:p>
          </table:table-cell>
          <table:table-cell office:value-type="float" office:value="57832" table:style-name="ce31">
            <text:p>57.832</text:p>
          </table:table-cell>
          <table:table-cell office:value-type="percentage" office:value="0.81537355308979653" table:style-name="ce32">
            <text:p>81,5%</text:p>
          </table:table-cell>
          <table:table-cell office:value-type="date" office:date-value="2021-12-09T00:00:00" table:style-name="ce33">
            <text:p>0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6027" table:style-name="ce31">
            <text:p>6.027</text:p>
          </table:table-cell>
          <table:table-cell office:value-type="string" table:style-name="ce32">
            <text:p>-</text:p>
          </table:table-cell>
          <table:table-cell office:value-type="float" office:value="5720" table:style-name="ce31">
            <text:p>5.720</text:p>
          </table:table-cell>
          <table:table-cell office:value-type="string" table:style-name="ce32">
            <text:p>-</text:p>
          </table:table-cell>
          <table:table-cell office:value-type="date" office:date-value="2021-12-03T00:00:00" table:style-name="ce33">
            <text:p>0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488342" table:style-name="ce34">
            <text:p>38.488.342</text:p>
          </table:table-cell>
          <table:table-cell office:value-type="percentage" office:value="0.91378205328336226" table:style-name="ce24">
            <text:p>91,4%</text:p>
          </table:table-cell>
          <table:table-cell office:value-type="float" office:value="37702839" table:style-name="ce34">
            <text:p>37.702.839</text:p>
          </table:table-cell>
          <table:table-cell office:value-type="percentage" office:value="0.89513280764424796" table:style-name="ce24">
            <text:p>89,5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428" table:style-name="ce43">
            <text:p>434.428</text:p>
          </table:table-cell>
          <table:table-cell office:value-type="percentage" office:value="1" table:style-name="ce44">
            <text:p>100,0%</text:p>
          </table:table-cell>
          <table:table-cell office:value-type="float" office:value="654780" table:style-name="ce43">
            <text:p>654.780</text:p>
          </table:table-cell>
          <table:table-cell office:value-type="percentage" office:value="1" table:style-name="ce44">
            <text:p>100,0%</text:p>
          </table:table-cell>
          <table:table-cell office:value-type="float" office:value="932438" table:style-name="ce43">
            <text:p>932.438</text:p>
          </table:table-cell>
          <table:table-cell office:value-type="percentage" office:value="1" table:style-name="ce44">
            <text:p>100,0%</text:p>
          </table:table-cell>
          <table:table-cell office:value-type="float" office:value="1220801" table:style-name="ce43">
            <text:p>1.220.801</text:p>
          </table:table-cell>
          <table:table-cell office:value-type="percentage" office:value="0.96504405855713071" table:style-name="ce44">
            <text:p>96,5%</text:p>
          </table:table-cell>
          <table:table-cell office:value-type="float" office:value="1260526" table:style-name="ce43">
            <text:p>1.260.526</text:p>
          </table:table-cell>
          <table:table-cell office:value-type="percentage" office:value="0.91005216899114438" table:style-name="ce44">
            <text:p>91,0%</text:p>
          </table:table-cell>
          <table:table-cell office:value-type="float" office:value="943561" table:style-name="ce43">
            <text:p>943.561</text:p>
          </table:table-cell>
          <table:table-cell office:value-type="percentage" office:value="0.8275275671209954" table:style-name="ce44">
            <text:p>82,8%</text:p>
          </table:table-cell>
          <table:table-cell office:value-type="float" office:value="781985" table:style-name="ce43">
            <text:p>781.985</text:p>
          </table:table-cell>
          <table:table-cell office:value-type="percentage" office:value="0.84204649219530681" table:style-name="ce44">
            <text:p>84,2%</text:p>
          </table:table-cell>
          <table:table-cell office:value-type="float" office:value="684310" table:style-name="ce43">
            <text:p>684.310</text:p>
          </table:table-cell>
          <table:table-cell office:value-type="percentage" office:value="0.90889047385666488" table:style-name="ce44">
            <text:p>90,9%</text:p>
          </table:table-cell>
          <table:table-cell office:value-type="float" office:value="6912829" table:style-name="ce43">
            <text:p>6.912.82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765058927331345" table:style-name="ce44">
            <text:p>92,8%</text:p>
          </table:table-cell>
          <table:table-cell office:value-type="percentage" office:value="0.81669344742357142" table:style-name="ce44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90" table:style-name="ce46">
            <text:p>101.490</text:p>
          </table:table-cell>
          <table:table-cell office:value-type="percentage" office:value="1" table:style-name="ce47">
            <text:p>100,0%</text:p>
          </table:table-cell>
          <table:table-cell office:value-type="float" office:value="119528" table:style-name="ce46">
            <text:p>119.528</text:p>
          </table:table-cell>
          <table:table-cell office:value-type="percentage" office:value="1" table:style-name="ce47">
            <text:p>100,0%</text:p>
          </table:table-cell>
          <table:table-cell office:value-type="float" office:value="155111" table:style-name="ce46">
            <text:p>155.111</text:p>
          </table:table-cell>
          <table:table-cell office:value-type="percentage" office:value="0.99196761465014993" table:style-name="ce47">
            <text:p>99,2%</text:p>
          </table:table-cell>
          <table:table-cell office:value-type="float" office:value="186974" table:style-name="ce46">
            <text:p>186.974</text:p>
          </table:table-cell>
          <table:table-cell office:value-type="percentage" office:value="0.94304621064630345" table:style-name="ce47">
            <text:p>94,3%</text:p>
          </table:table-cell>
          <table:table-cell office:value-type="float" office:value="189639" table:style-name="ce46">
            <text:p>189.639</text:p>
          </table:table-cell>
          <table:table-cell office:value-type="percentage" office:value="0.88227576613334702" table:style-name="ce47">
            <text:p>88,2%</text:p>
          </table:table-cell>
          <table:table-cell office:value-type="float" office:value="128238" table:style-name="ce46">
            <text:p>128.238</text:p>
          </table:table-cell>
          <table:table-cell office:value-type="percentage" office:value="0.78057777290822106" table:style-name="ce47">
            <text:p>78,1%</text:p>
          </table:table-cell>
          <table:table-cell office:value-type="float" office:value="106678" table:style-name="ce46">
            <text:p>106.678</text:p>
          </table:table-cell>
          <table:table-cell office:value-type="percentage" office:value="0.81807654849272626" table:style-name="ce47">
            <text:p>81,8%</text:p>
          </table:table-cell>
          <table:table-cell office:value-type="float" office:value="90044" table:style-name="ce46">
            <text:p>90.044</text:p>
          </table:table-cell>
          <table:table-cell office:value-type="percentage" office:value="0.87328943157241368" table:style-name="ce47">
            <text:p>87,3%</text:p>
          </table:table-cell>
          <table:table-cell office:value-type="float" office:value="1077702" table:style-name="ce46">
            <text:p>1.077.702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935033506759577" table:style-name="ce47">
            <text:p>90,9%</text:p>
          </table:table-cell>
          <table:table-cell office:value-type="percentage" office:value="0.81067345874915653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29" table:style-name="ce46">
            <text:p>89.029</text:p>
          </table:table-cell>
          <table:table-cell office:value-type="percentage" office:value="1" table:style-name="ce47">
            <text:p>100,0%</text:p>
          </table:table-cell>
          <table:table-cell office:value-type="float" office:value="114447" table:style-name="ce46">
            <text:p>114.447</text:p>
          </table:table-cell>
          <table:table-cell office:value-type="percentage" office:value="1" table:style-name="ce47">
            <text:p>100,0%</text:p>
          </table:table-cell>
          <table:table-cell office:value-type="float" office:value="148403" table:style-name="ce46">
            <text:p>148.403</text:p>
          </table:table-cell>
          <table:table-cell office:value-type="percentage" office:value="0.99165397054499771" table:style-name="ce47">
            <text:p>99,2%</text:p>
          </table:table-cell>
          <table:table-cell office:value-type="float" office:value="153473" table:style-name="ce46">
            <text:p>153.473</text:p>
          </table:table-cell>
          <table:table-cell office:value-type="percentage" office:value="0.94360724276799168" table:style-name="ce47">
            <text:p>94,4%</text:p>
          </table:table-cell>
          <table:table-cell office:value-type="float" office:value="151154" table:style-name="ce46">
            <text:p>151.154</text:p>
          </table:table-cell>
          <table:table-cell office:value-type="percentage" office:value="0.90515171294605168" table:style-name="ce47">
            <text:p>90,5%</text:p>
          </table:table-cell>
          <table:table-cell office:value-type="float" office:value="91490" table:style-name="ce46">
            <text:p>91.490</text:p>
          </table:table-cell>
          <table:table-cell office:value-type="percentage" office:value="0.79938139465797586" table:style-name="ce47">
            <text:p>79,9%</text:p>
          </table:table-cell>
          <table:table-cell office:value-type="float" office:value="67135" table:style-name="ce46">
            <text:p>67.135</text:p>
          </table:table-cell>
          <table:table-cell office:value-type="percentage" office:value="0.84861776491259122" table:style-name="ce47">
            <text:p>84,9%</text:p>
          </table:table-cell>
          <table:table-cell office:value-type="float" office:value="60904" table:style-name="ce46">
            <text:p>60.904</text:p>
          </table:table-cell>
          <table:table-cell office:value-type="percentage" office:value="0.95162500000000005" table:style-name="ce47">
            <text:p>95,2%</text:p>
          </table:table-cell>
          <table:table-cell office:value-type="float" office:value="876035" table:style-name="ce46">
            <text:p>876.03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801228575680973" table:style-name="ce47">
            <text:p>93,8%</text:p>
          </table:table-cell>
          <table:table-cell office:value-type="percentage" office:value="0.85988295850739704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59" table:style-name="ce46">
            <text:p>51.659</text:p>
          </table:table-cell>
          <table:table-cell office:value-type="percentage" office:value="1" table:style-name="ce47">
            <text:p>100,0%</text:p>
          </table:table-cell>
          <table:table-cell office:value-type="float" office:value="79582" table:style-name="ce46">
            <text:p>79.582</text:p>
          </table:table-cell>
          <table:table-cell office:value-type="percentage" office:value="0.98839982115355951" table:style-name="ce47">
            <text:p>98,8%</text:p>
          </table:table-cell>
          <table:table-cell office:value-type="float" office:value="111218" table:style-name="ce46">
            <text:p>111.218</text:p>
          </table:table-cell>
          <table:table-cell office:value-type="percentage" office:value="0.94870810621763868" table:style-name="ce47">
            <text:p>94,9%</text:p>
          </table:table-cell>
          <table:table-cell office:value-type="float" office:value="151915" table:style-name="ce46">
            <text:p>151.915</text:p>
          </table:table-cell>
          <table:table-cell office:value-type="percentage" office:value="0.91627110261343692" table:style-name="ce47">
            <text:p>91,6%</text:p>
          </table:table-cell>
          <table:table-cell office:value-type="float" office:value="170938" table:style-name="ce46">
            <text:p>170.938</text:p>
          </table:table-cell>
          <table:table-cell office:value-type="percentage" office:value="0.82910385503366124" table:style-name="ce47">
            <text:p>82,9%</text:p>
          </table:table-cell>
          <table:table-cell office:value-type="float" office:value="131407" table:style-name="ce46">
            <text:p>131.407</text:p>
          </table:table-cell>
          <table:table-cell office:value-type="percentage" office:value="0.72127539286557218" table:style-name="ce47">
            <text:p>72,1%</text:p>
          </table:table-cell>
          <table:table-cell office:value-type="float" office:value="101068" table:style-name="ce46">
            <text:p>101.068</text:p>
          </table:table-cell>
          <table:table-cell office:value-type="percentage" office:value="0.73268475156225077" table:style-name="ce47">
            <text:p>73,3%</text:p>
          </table:table-cell>
          <table:table-cell office:value-type="float" office:value="77761" table:style-name="ce46">
            <text:p>77.761</text:p>
          </table:table-cell>
          <table:table-cell office:value-type="percentage" office:value="0.81442186845412656" table:style-name="ce47">
            <text:p>81,4%</text:p>
          </table:table-cell>
          <table:table-cell office:value-type="float" office:value="875548" table:style-name="ce46">
            <text:p>875.54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60488159348013" table:style-name="ce47">
            <text:p>84,6%</text:p>
          </table:table-cell>
          <table:table-cell office:value-type="percentage" office:value="0.74734602144351514" table:style-name="ce47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658" table:style-name="ce46">
            <text:p>93.658</text:p>
          </table:table-cell>
          <table:table-cell office:value-type="percentage" office:value="1" table:style-name="ce47">
            <text:p>100,0%</text:p>
          </table:table-cell>
          <table:table-cell office:value-type="float" office:value="152917" table:style-name="ce46">
            <text:p>152.917</text:p>
          </table:table-cell>
          <table:table-cell office:value-type="percentage" office:value="0.98955549371970675" table:style-name="ce47">
            <text:p>99,0%</text:p>
          </table:table-cell>
          <table:table-cell office:value-type="float" office:value="226024" table:style-name="ce46">
            <text:p>226.024</text:p>
          </table:table-cell>
          <table:table-cell office:value-type="percentage" office:value="0.96142786653735557" table:style-name="ce47">
            <text:p>96,1%</text:p>
          </table:table-cell>
          <table:table-cell office:value-type="float" office:value="322466" table:style-name="ce46">
            <text:p>322.466</text:p>
          </table:table-cell>
          <table:table-cell office:value-type="percentage" office:value="0.91998562103437254" table:style-name="ce47">
            <text:p>92,0%</text:p>
          </table:table-cell>
          <table:table-cell office:value-type="float" office:value="320464" table:style-name="ce46">
            <text:p>320.464</text:p>
          </table:table-cell>
          <table:table-cell office:value-type="percentage" office:value="0.82609995772367784" table:style-name="ce47">
            <text:p>82,6%</text:p>
          </table:table-cell>
          <table:table-cell office:value-type="float" office:value="233056" table:style-name="ce46">
            <text:p>233.056</text:p>
          </table:table-cell>
          <table:table-cell office:value-type="percentage" office:value="0.74953527115079088" table:style-name="ce47">
            <text:p>75,0%</text:p>
          </table:table-cell>
          <table:table-cell office:value-type="float" office:value="192330" table:style-name="ce46">
            <text:p>192.330</text:p>
          </table:table-cell>
          <table:table-cell office:value-type="percentage" office:value="0.76397826397826396" table:style-name="ce47">
            <text:p>76,4%</text:p>
          </table:table-cell>
          <table:table-cell office:value-type="float" office:value="157900" table:style-name="ce46">
            <text:p>157.900</text:p>
          </table:table-cell>
          <table:table-cell office:value-type="percentage" office:value="0.87821265093410905" table:style-name="ce47">
            <text:p>87,8%</text:p>
          </table:table-cell>
          <table:table-cell office:value-type="float" office:value="1698815" table:style-name="ce46">
            <text:p>1.698.81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640020726509026" table:style-name="ce47">
            <text:p>86,6%</text:p>
          </table:table-cell>
          <table:table-cell office:value-type="percentage" office:value="0.78072264461716068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74" table:style-name="ce46">
            <text:p>42.474</text:p>
          </table:table-cell>
          <table:table-cell office:value-type="percentage" office:value="1" table:style-name="ce47">
            <text:p>100,0%</text:p>
          </table:table-cell>
          <table:table-cell office:value-type="float" office:value="56065" table:style-name="ce46">
            <text:p>56.065</text:p>
          </table:table-cell>
          <table:table-cell office:value-type="percentage" office:value="1" table:style-name="ce47">
            <text:p>100,0%</text:p>
          </table:table-cell>
          <table:table-cell office:value-type="float" office:value="76883" table:style-name="ce46">
            <text:p>76.883</text:p>
          </table:table-cell>
          <table:table-cell office:value-type="percentage" office:value="0.99402676320382699" table:style-name="ce47">
            <text:p>99,4%</text:p>
          </table:table-cell>
          <table:table-cell office:value-type="float" office:value="84624" table:style-name="ce46">
            <text:p>84.624</text:p>
          </table:table-cell>
          <table:table-cell office:value-type="percentage" office:value="0.94064292383620118" table:style-name="ce47">
            <text:p>94,1%</text:p>
          </table:table-cell>
          <table:table-cell office:value-type="float" office:value="88553" table:style-name="ce46">
            <text:p>88.553</text:p>
          </table:table-cell>
          <table:table-cell office:value-type="percentage" office:value="0.90573699229817217" table:style-name="ce47">
            <text:p>90,6%</text:p>
          </table:table-cell>
          <table:table-cell office:value-type="float" office:value="55457" table:style-name="ce46">
            <text:p>55.457</text:p>
          </table:table-cell>
          <table:table-cell office:value-type="percentage" office:value="0.78692548919444327" table:style-name="ce47">
            <text:p>78,7%</text:p>
          </table:table-cell>
          <table:table-cell office:value-type="float" office:value="42025" table:style-name="ce46">
            <text:p>42.025</text:p>
          </table:table-cell>
          <table:table-cell office:value-type="percentage" office:value="0.83209583209583204" table:style-name="ce47">
            <text:p>83,2%</text:p>
          </table:table-cell>
          <table:table-cell office:value-type="float" office:value="40530" table:style-name="ce46">
            <text:p>40.530</text:p>
          </table:table-cell>
          <table:table-cell office:value-type="percentage" office:value="0.92191160748811496" table:style-name="ce47">
            <text:p>92,2%</text:p>
          </table:table-cell>
          <table:table-cell office:value-type="float" office:value="486611" table:style-name="ce46">
            <text:p>486.61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842192827310943" table:style-name="ce47">
            <text:p>92,8%</text:p>
          </table:table-cell>
          <table:table-cell office:value-type="percentage" office:value="0.83480326982956055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738" table:style-name="ce46">
            <text:p>229.738</text:p>
          </table:table-cell>
          <table:table-cell office:value-type="percentage" office:value="1" table:style-name="ce47">
            <text:p>100,0%</text:p>
          </table:table-cell>
          <table:table-cell office:value-type="float" office:value="251835" table:style-name="ce46">
            <text:p>251.835</text:p>
          </table:table-cell>
          <table:table-cell office:value-type="percentage" office:value="1" table:style-name="ce47">
            <text:p>100,0%</text:p>
          </table:table-cell>
          <table:table-cell office:value-type="float" office:value="322698" table:style-name="ce46">
            <text:p>322.698</text:p>
          </table:table-cell>
          <table:table-cell office:value-type="percentage" office:value="1" table:style-name="ce47">
            <text:p>100,0%</text:p>
          </table:table-cell>
          <table:table-cell office:value-type="float" office:value="354612" table:style-name="ce46">
            <text:p>354.612</text:p>
          </table:table-cell>
          <table:table-cell office:value-type="percentage" office:value="0.93031284842919915" table:style-name="ce47">
            <text:p>93,0%</text:p>
          </table:table-cell>
          <table:table-cell office:value-type="float" office:value="322730" table:style-name="ce46">
            <text:p>322.730</text:p>
          </table:table-cell>
          <table:table-cell office:value-type="percentage" office:value="0.88831697884697436" table:style-name="ce47">
            <text:p>88,8%</text:p>
          </table:table-cell>
          <table:table-cell office:value-type="float" office:value="215211" table:style-name="ce46">
            <text:p>215.211</text:p>
          </table:table-cell>
          <table:table-cell office:value-type="percentage" office:value="0.80367685775422637" table:style-name="ce47">
            <text:p>80,4%</text:p>
          </table:table-cell>
          <table:table-cell office:value-type="float" office:value="176529" table:style-name="ce46">
            <text:p>176.529</text:p>
          </table:table-cell>
          <table:table-cell office:value-type="percentage" office:value="0.83660654199406648" table:style-name="ce47">
            <text:p>83,7%</text:p>
          </table:table-cell>
          <table:table-cell office:value-type="float" office:value="147714" table:style-name="ce46">
            <text:p>147.714</text:p>
          </table:table-cell>
          <table:table-cell office:value-type="percentage" office:value="0.89338462096744931" table:style-name="ce47">
            <text:p>89,3%</text:p>
          </table:table-cell>
          <table:table-cell office:value-type="float" office:value="2021067" table:style-name="ce46">
            <text:p>2.021.06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869119537112643" table:style-name="ce47">
            <text:p>92,9%</text:p>
          </table:table-cell>
          <table:table-cell office:value-type="percentage" office:value="0.84389820444791852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106" table:style-name="ce46">
            <text:p>139.106</text:p>
          </table:table-cell>
          <table:table-cell office:value-type="percentage" office:value="1" table:style-name="ce47">
            <text:p>100,0%</text:p>
          </table:table-cell>
          <table:table-cell office:value-type="float" office:value="159440" table:style-name="ce46">
            <text:p>159.440</text:p>
          </table:table-cell>
          <table:table-cell office:value-type="percentage" office:value="1" table:style-name="ce47">
            <text:p>100,0%</text:p>
          </table:table-cell>
          <table:table-cell office:value-type="float" office:value="224146" table:style-name="ce46">
            <text:p>224.146</text:p>
          </table:table-cell>
          <table:table-cell office:value-type="percentage" office:value="1" table:style-name="ce47">
            <text:p>100,0%</text:p>
          </table:table-cell>
          <table:table-cell office:value-type="float" office:value="287952" table:style-name="ce46">
            <text:p>287.952</text:p>
          </table:table-cell>
          <table:table-cell office:value-type="percentage" office:value="0.93649626965181254" table:style-name="ce47">
            <text:p>93,6%</text:p>
          </table:table-cell>
          <table:table-cell office:value-type="float" office:value="289298" table:style-name="ce46">
            <text:p>289.298</text:p>
          </table:table-cell>
          <table:table-cell office:value-type="percentage" office:value="0.87505633611106914" table:style-name="ce47">
            <text:p>87,5%</text:p>
          </table:table-cell>
          <table:table-cell office:value-type="float" office:value="208557" table:style-name="ce46">
            <text:p>208.557</text:p>
          </table:table-cell>
          <table:table-cell office:value-type="percentage" office:value="0.78434078848894895" table:style-name="ce47">
            <text:p>78,4%</text:p>
          </table:table-cell>
          <table:table-cell office:value-type="float" office:value="176349" table:style-name="ce46">
            <text:p>176.349</text:p>
          </table:table-cell>
          <table:table-cell office:value-type="percentage" office:value="0.80861024627560307" table:style-name="ce47">
            <text:p>80,9%</text:p>
          </table:table-cell>
          <table:table-cell office:value-type="float" office:value="153168" table:style-name="ce46">
            <text:p>153.168</text:p>
          </table:table-cell>
          <table:table-cell office:value-type="percentage" office:value="0.88041753845446391" table:style-name="ce47">
            <text:p>88,0%</text:p>
          </table:table-cell>
          <table:table-cell office:value-type="float" office:value="1638016" table:style-name="ce46">
            <text:p>1.638.01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558961158435725" table:style-name="ce47">
            <text:p>90,6%</text:p>
          </table:table-cell>
          <table:table-cell office:value-type="percentage" office:value="0.80089926712076587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712" table:style-name="ce46">
            <text:p>459.712</text:p>
          </table:table-cell>
          <table:table-cell office:value-type="percentage" office:value="1" table:style-name="ce47">
            <text:p>100,0%</text:p>
          </table:table-cell>
          <table:table-cell office:value-type="float" office:value="619899" table:style-name="ce46">
            <text:p>619.899</text:p>
          </table:table-cell>
          <table:table-cell office:value-type="percentage" office:value="0.97577019701176781" table:style-name="ce47">
            <text:p>97,6%</text:p>
          </table:table-cell>
          <table:table-cell office:value-type="float" office:value="804214" table:style-name="ce46">
            <text:p>804.214</text:p>
          </table:table-cell>
          <table:table-cell office:value-type="percentage" office:value="0.96015921985138208" table:style-name="ce47">
            <text:p>96,0%</text:p>
          </table:table-cell>
          <table:table-cell office:value-type="float" office:value="1034482" table:style-name="ce46">
            <text:p>1.034.482</text:p>
          </table:table-cell>
          <table:table-cell office:value-type="percentage" office:value="0.94751873087984761" table:style-name="ce47">
            <text:p>94,8%</text:p>
          </table:table-cell>
          <table:table-cell office:value-type="float" office:value="1146582" table:style-name="ce46">
            <text:p>1.146.582</text:p>
          </table:table-cell>
          <table:table-cell office:value-type="percentage" office:value="0.87076335385094417" table:style-name="ce47">
            <text:p>87,1%</text:p>
          </table:table-cell>
          <table:table-cell office:value-type="float" office:value="805100" table:style-name="ce46">
            <text:p>805.100</text:p>
          </table:table-cell>
          <table:table-cell office:value-type="percentage" office:value="0.77068727193361997" table:style-name="ce47">
            <text:p>77,1%</text:p>
          </table:table-cell>
          <table:table-cell office:value-type="float" office:value="669075" table:style-name="ce46">
            <text:p>669.075</text:p>
          </table:table-cell>
          <table:table-cell office:value-type="percentage" office:value="0.79752900999481491" table:style-name="ce47">
            <text:p>79,8%</text:p>
          </table:table-cell>
          <table:table-cell office:value-type="float" office:value="554523" table:style-name="ce46">
            <text:p>554.523</text:p>
          </table:table-cell>
          <table:table-cell office:value-type="percentage" office:value="0.84509560080833201" table:style-name="ce47">
            <text:p>84,5%</text:p>
          </table:table-cell>
          <table:table-cell office:value-type="float" office:value="6093587" table:style-name="ce46">
            <text:p>6.093.58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719679807115526" table:style-name="ce47">
            <text:p>88,7%</text:p>
          </table:table-cell>
          <table:table-cell office:value-type="percentage" office:value="0.78318918411064409" table:style-name="ce47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33" table:style-name="ce46">
            <text:p>78.333</text:p>
          </table:table-cell>
          <table:table-cell office:value-type="percentage" office:value="1" table:style-name="ce47">
            <text:p>100,0%</text:p>
          </table:table-cell>
          <table:table-cell office:value-type="float" office:value="96032" table:style-name="ce46">
            <text:p>96.032</text:p>
          </table:table-cell>
          <table:table-cell office:value-type="percentage" office:value="1" table:style-name="ce47">
            <text:p>100,0%</text:p>
          </table:table-cell>
          <table:table-cell office:value-type="float" office:value="133079" table:style-name="ce46">
            <text:p>133.079</text:p>
          </table:table-cell>
          <table:table-cell office:value-type="percentage" office:value="1" table:style-name="ce47">
            <text:p>100,0%</text:p>
          </table:table-cell>
          <table:table-cell office:value-type="float" office:value="161836" table:style-name="ce46">
            <text:p>161.836</text:p>
          </table:table-cell>
          <table:table-cell office:value-type="percentage" office:value="0.95638710287443263" table:style-name="ce47">
            <text:p>95,6%</text:p>
          </table:table-cell>
          <table:table-cell office:value-type="float" office:value="146700" table:style-name="ce46">
            <text:p>146.700</text:p>
          </table:table-cell>
          <table:table-cell office:value-type="percentage" office:value="0.91978381631910922" table:style-name="ce47">
            <text:p>92,0%</text:p>
          </table:table-cell>
          <table:table-cell office:value-type="float" office:value="113822" table:style-name="ce46">
            <text:p>113.822</text:p>
          </table:table-cell>
          <table:table-cell office:value-type="percentage" office:value="0.85273338877276572" table:style-name="ce47">
            <text:p>85,3%</text:p>
          </table:table-cell>
          <table:table-cell office:value-type="float" office:value="94395" table:style-name="ce46">
            <text:p>94.395</text:p>
          </table:table-cell>
          <table:table-cell office:value-type="percentage" office:value="0.83299505824214615" table:style-name="ce47">
            <text:p>83,3%</text:p>
          </table:table-cell>
          <table:table-cell office:value-type="float" office:value="78596" table:style-name="ce46">
            <text:p>78.596</text:p>
          </table:table-cell>
          <table:table-cell office:value-type="percentage" office:value="0.92738643067846604" table:style-name="ce47">
            <text:p>92,7%</text:p>
          </table:table-cell>
          <table:table-cell office:value-type="float" office:value="902793" table:style-name="ce46">
            <text:p>902.79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688269911908185" table:style-name="ce47">
            <text:p>94,7%</text:p>
          </table:table-cell>
          <table:table-cell office:value-type="percentage" office:value="0.84850002866576379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73" table:style-name="ce46">
            <text:p>242.673</text:p>
          </table:table-cell>
          <table:table-cell office:value-type="percentage" office:value="1" table:style-name="ce47">
            <text:p>100,0%</text:p>
          </table:table-cell>
          <table:table-cell office:value-type="float" office:value="291869" table:style-name="ce46">
            <text:p>291.869</text:p>
          </table:table-cell>
          <table:table-cell office:value-type="percentage" office:value="1" table:style-name="ce47">
            <text:p>100,0%</text:p>
          </table:table-cell>
          <table:table-cell office:value-type="float" office:value="347091" table:style-name="ce46">
            <text:p>347.091</text:p>
          </table:table-cell>
          <table:table-cell office:value-type="percentage" office:value="1" table:style-name="ce47">
            <text:p>100,0%</text:p>
          </table:table-cell>
          <table:table-cell office:value-type="float" office:value="392281" table:style-name="ce46">
            <text:p>392.281</text:p>
          </table:table-cell>
          <table:table-cell office:value-type="percentage" office:value="0.9664735925339194" table:style-name="ce47">
            <text:p>96,6%</text:p>
          </table:table-cell>
          <table:table-cell office:value-type="float" office:value="410161" table:style-name="ce46">
            <text:p>410.161</text:p>
          </table:table-cell>
          <table:table-cell office:value-type="percentage" office:value="0.92540967147314768" table:style-name="ce47">
            <text:p>92,5%</text:p>
          </table:table-cell>
          <table:table-cell office:value-type="float" office:value="266161" table:style-name="ce46">
            <text:p>266.161</text:p>
          </table:table-cell>
          <table:table-cell office:value-type="percentage" office:value="0.82298829960916242" table:style-name="ce47">
            <text:p>82,3%</text:p>
          </table:table-cell>
          <table:table-cell office:value-type="float" office:value="201514" table:style-name="ce46">
            <text:p>201.514</text:p>
          </table:table-cell>
          <table:table-cell office:value-type="percentage" office:value="0.87242673639823187" table:style-name="ce47">
            <text:p>87,2%</text:p>
          </table:table-cell>
          <table:table-cell office:value-type="float" office:value="171890" table:style-name="ce46">
            <text:p>171.890</text:p>
          </table:table-cell>
          <table:table-cell office:value-type="percentage" office:value="0.95490730916019928" table:style-name="ce47">
            <text:p>95,5%</text:p>
          </table:table-cell>
          <table:table-cell office:value-type="float" office:value="2323640" table:style-name="ce46">
            <text:p>2.323.64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668683644754914" table:style-name="ce47">
            <text:p>94,7%</text:p>
          </table:table-cell>
          <table:table-cell office:value-type="percentage" office:value="0.8600280033562574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04" table:style-name="ce46">
            <text:p>23.404</text:p>
          </table:table-cell>
          <table:table-cell office:value-type="percentage" office:value="1" table:style-name="ce47">
            <text:p>100,0%</text:p>
          </table:table-cell>
          <table:table-cell office:value-type="float" office:value="28706" table:style-name="ce46">
            <text:p>28.706</text:p>
          </table:table-cell>
          <table:table-cell office:value-type="percentage" office:value="1" table:style-name="ce47">
            <text:p>100,0%</text:p>
          </table:table-cell>
          <table:table-cell office:value-type="float" office:value="38169" table:style-name="ce46">
            <text:p>38.169</text:p>
          </table:table-cell>
          <table:table-cell office:value-type="percentage" office:value="1" table:style-name="ce47">
            <text:p>100,0%</text:p>
          </table:table-cell>
          <table:table-cell office:value-type="float" office:value="45571" table:style-name="ce46">
            <text:p>45.571</text:p>
          </table:table-cell>
          <table:table-cell office:value-type="percentage" office:value="0.95608845250083918" table:style-name="ce47">
            <text:p>95,6%</text:p>
          </table:table-cell>
          <table:table-cell office:value-type="float" office:value="47859" table:style-name="ce46">
            <text:p>47.859</text:p>
          </table:table-cell>
          <table:table-cell office:value-type="percentage" office:value="0.90390390390390385" table:style-name="ce47">
            <text:p>90,4%</text:p>
          </table:table-cell>
          <table:table-cell office:value-type="float" office:value="31699" table:style-name="ce46">
            <text:p>31.699</text:p>
          </table:table-cell>
          <table:table-cell office:value-type="percentage" office:value="0.80620056461252831" table:style-name="ce47">
            <text:p>80,6%</text:p>
          </table:table-cell>
          <table:table-cell office:value-type="float" office:value="24714" table:style-name="ce46">
            <text:p>24.714</text:p>
          </table:table-cell>
          <table:table-cell office:value-type="percentage" office:value="0.81141243679821395" table:style-name="ce47">
            <text:p>81,1%</text:p>
          </table:table-cell>
          <table:table-cell office:value-type="float" office:value="22591" table:style-name="ce46">
            <text:p>22.591</text:p>
          </table:table-cell>
          <table:table-cell office:value-type="percentage" office:value="0.88481121729594236" table:style-name="ce47">
            <text:p>88,5%</text:p>
          </table:table-cell>
          <table:table-cell office:value-type="float" office:value="262713" table:style-name="ce46">
            <text:p>262.71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514350107405707" table:style-name="ce47">
            <text:p>92,5%</text:p>
          </table:table-cell>
          <table:table-cell office:value-type="percentage" office:value="0.82119882218346185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87" table:style-name="ce46">
            <text:p>74.087</text:p>
          </table:table-cell>
          <table:table-cell office:value-type="percentage" office:value="1" table:style-name="ce47">
            <text:p>100,0%</text:p>
          </table:table-cell>
          <table:table-cell office:value-type="float" office:value="103589" table:style-name="ce46">
            <text:p>103.589</text:p>
          </table:table-cell>
          <table:table-cell office:value-type="percentage" office:value="1" table:style-name="ce47">
            <text:p>100,0%</text:p>
          </table:table-cell>
          <table:table-cell office:value-type="float" office:value="148978" table:style-name="ce46">
            <text:p>148.978</text:p>
          </table:table-cell>
          <table:table-cell office:value-type="percentage" office:value="1" table:style-name="ce47">
            <text:p>100,0%</text:p>
          </table:table-cell>
          <table:table-cell office:value-type="float" office:value="208406" table:style-name="ce46">
            <text:p>208.406</text:p>
          </table:table-cell>
          <table:table-cell office:value-type="percentage" office:value="0.97725738080054014" table:style-name="ce47">
            <text:p>97,7%</text:p>
          </table:table-cell>
          <table:table-cell office:value-type="float" office:value="233596" table:style-name="ce46">
            <text:p>233.596</text:p>
          </table:table-cell>
          <table:table-cell office:value-type="percentage" office:value="0.91910118548771036" table:style-name="ce47">
            <text:p>91,9%</text:p>
          </table:table-cell>
          <table:table-cell office:value-type="float" office:value="170141" table:style-name="ce46">
            <text:p>170.141</text:p>
          </table:table-cell>
          <table:table-cell office:value-type="percentage" office:value="0.81406008526193407" table:style-name="ce47">
            <text:p>81,4%</text:p>
          </table:table-cell>
          <table:table-cell office:value-type="float" office:value="144461" table:style-name="ce46">
            <text:p>144.461</text:p>
          </table:table-cell>
          <table:table-cell office:value-type="percentage" office:value="0.83868027495239417" table:style-name="ce47">
            <text:p>83,9%</text:p>
          </table:table-cell>
          <table:table-cell office:value-type="float" office:value="123209" table:style-name="ce46">
            <text:p>123.209</text:p>
          </table:table-cell>
          <table:table-cell office:value-type="percentage" office:value="0.86831719452549083" table:style-name="ce47">
            <text:p>86,8%</text:p>
          </table:table-cell>
          <table:table-cell office:value-type="float" office:value="1206467" table:style-name="ce46">
            <text:p>1.206.467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087087075626439" table:style-name="ce47">
            <text:p>92,1%</text:p>
          </table:table-cell>
          <table:table-cell office:value-type="percentage" office:value="0.79832337579925505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45" table:style-name="ce46">
            <text:p>42.545</text:p>
          </table:table-cell>
          <table:table-cell office:value-type="percentage" office:value="1" table:style-name="ce47">
            <text:p>100,0%</text:p>
          </table:table-cell>
          <table:table-cell office:value-type="float" office:value="55944" table:style-name="ce46">
            <text:p>55.944</text:p>
          </table:table-cell>
          <table:table-cell office:value-type="percentage" office:value="1" table:style-name="ce47">
            <text:p>100,0%</text:p>
          </table:table-cell>
          <table:table-cell office:value-type="float" office:value="72477" table:style-name="ce46">
            <text:p>72.477</text:p>
          </table:table-cell>
          <table:table-cell office:value-type="percentage" office:value="0.98148800173338391" table:style-name="ce47">
            <text:p>98,1%</text:p>
          </table:table-cell>
          <table:table-cell office:value-type="float" office:value="92252" table:style-name="ce46">
            <text:p>92.252</text:p>
          </table:table-cell>
          <table:table-cell office:value-type="percentage" office:value="0.95406126543529068" table:style-name="ce47">
            <text:p>95,4%</text:p>
          </table:table-cell>
          <table:table-cell office:value-type="float" office:value="96013" table:style-name="ce46">
            <text:p>96.013</text:p>
          </table:table-cell>
          <table:table-cell office:value-type="percentage" office:value="0.88899279642969575" table:style-name="ce47">
            <text:p>88,9%</text:p>
          </table:table-cell>
          <table:table-cell office:value-type="float" office:value="65155" table:style-name="ce46">
            <text:p>65.155</text:p>
          </table:table-cell>
          <table:table-cell office:value-type="percentage" office:value="0.80101056047995478" table:style-name="ce47">
            <text:p>80,1%</text:p>
          </table:table-cell>
          <table:table-cell office:value-type="float" office:value="58781" table:style-name="ce46">
            <text:p>58.781</text:p>
          </table:table-cell>
          <table:table-cell office:value-type="percentage" office:value="0.86281503662277803" table:style-name="ce47">
            <text:p>86,3%</text:p>
          </table:table-cell>
          <table:table-cell office:value-type="float" office:value="50548" table:style-name="ce46">
            <text:p>50.548</text:p>
          </table:table-cell>
          <table:table-cell office:value-type="percentage" office:value="0.89643186493580196" table:style-name="ce47">
            <text:p>89,6%</text:p>
          </table:table-cell>
          <table:table-cell office:value-type="float" office:value="533715" table:style-name="ce46">
            <text:p>533.71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805509207814862" table:style-name="ce47">
            <text:p>91,8%</text:p>
          </table:table-cell>
          <table:table-cell office:value-type="percentage" office:value="0.80719513246430341" table:style-name="ce47">
            <text:p>80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70" table:style-name="ce46">
            <text:p>164.370</text:p>
          </table:table-cell>
          <table:table-cell office:value-type="percentage" office:value="1" table:style-name="ce47">
            <text:p>100,0%</text:p>
          </table:table-cell>
          <table:table-cell office:value-type="float" office:value="213958" table:style-name="ce46">
            <text:p>213.958</text:p>
          </table:table-cell>
          <table:table-cell office:value-type="percentage" office:value="1" table:style-name="ce47">
            <text:p>100,0%</text:p>
          </table:table-cell>
          <table:table-cell office:value-type="float" office:value="279132" table:style-name="ce46">
            <text:p>279.132</text:p>
          </table:table-cell>
          <table:table-cell office:value-type="percentage" office:value="0.99647649748856737" table:style-name="ce47">
            <text:p>99,6%</text:p>
          </table:table-cell>
          <table:table-cell office:value-type="float" office:value="324978" table:style-name="ce46">
            <text:p>324.978</text:p>
          </table:table-cell>
          <table:table-cell office:value-type="percentage" office:value="0.95588230968565524" table:style-name="ce47">
            <text:p>95,6%</text:p>
          </table:table-cell>
          <table:table-cell office:value-type="float" office:value="322582" table:style-name="ce46">
            <text:p>322.582</text:p>
          </table:table-cell>
          <table:table-cell office:value-type="percentage" office:value="0.89078322052947401" table:style-name="ce47">
            <text:p>89,1%</text:p>
          </table:table-cell>
          <table:table-cell office:value-type="float" office:value="206104" table:style-name="ce46">
            <text:p>206.104</text:p>
          </table:table-cell>
          <table:table-cell office:value-type="percentage" office:value="0.79105560310582135" table:style-name="ce47">
            <text:p>79,1%</text:p>
          </table:table-cell>
          <table:table-cell office:value-type="float" office:value="168013" table:style-name="ce46">
            <text:p>168.013</text:p>
          </table:table-cell>
          <table:table-cell office:value-type="percentage" office:value="0.83367074538291308" table:style-name="ce47">
            <text:p>83,4%</text:p>
          </table:table-cell>
          <table:table-cell office:value-type="float" office:value="150496" table:style-name="ce46">
            <text:p>150.496</text:p>
          </table:table-cell>
          <table:table-cell office:value-type="percentage" office:value="0.89258982479864302" table:style-name="ce47">
            <text:p>89,3%</text:p>
          </table:table-cell>
          <table:table-cell office:value-type="float" office:value="1829633" table:style-name="ce46">
            <text:p>1.829.633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222054766694406" table:style-name="ce47">
            <text:p>92,2%</text:p>
          </table:table-cell>
          <table:table-cell office:value-type="percentage" office:value="0.82397194510795746" table:style-name="ce47">
            <text:p>82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5" table:style-name="ce46">
            <text:p>3.905</text:p>
          </table:table-cell>
          <table:table-cell office:value-type="percentage" office:value="0.90435386753126445" table:style-name="ce47">
            <text:p>90,4%</text:p>
          </table:table-cell>
          <table:table-cell office:value-type="float" office:value="7690" table:style-name="ce46">
            <text:p>7.690</text:p>
          </table:table-cell>
          <table:table-cell office:value-type="percentage" office:value="0.97874506809214712" table:style-name="ce47">
            <text:p>97,9%</text:p>
          </table:table-cell>
          <table:table-cell office:value-type="float" office:value="10640" table:style-name="ce46">
            <text:p>10.640</text:p>
          </table:table-cell>
          <table:table-cell office:value-type="percentage" office:value="0.92073381793007958" table:style-name="ce47">
            <text:p>92,1%</text:p>
          </table:table-cell>
          <table:table-cell office:value-type="float" office:value="11244" table:style-name="ce46">
            <text:p>11.244</text:p>
          </table:table-cell>
          <table:table-cell office:value-type="percentage" office:value="0.88941623160892269" table:style-name="ce47">
            <text:p>88,9%</text:p>
          </table:table-cell>
          <table:table-cell office:value-type="float" office:value="9389" table:style-name="ce46">
            <text:p>9.389</text:p>
          </table:table-cell>
          <table:table-cell office:value-type="percentage" office:value="0.78938960820581805" table:style-name="ce47">
            <text:p>78,9%</text:p>
          </table:table-cell>
          <table:table-cell office:value-type="float" office:value="9422" table:style-name="ce46">
            <text:p>9.422</text:p>
          </table:table-cell>
          <table:table-cell office:value-type="percentage" office:value="0.85912282301449805" table:style-name="ce47">
            <text:p>85,9%</text:p>
          </table:table-cell>
          <table:table-cell office:value-type="float" office:value="8740" table:style-name="ce46">
            <text:p>8.740</text:p>
          </table:table-cell>
          <table:table-cell office:value-type="percentage" office:value="0.95770326539557304" table:style-name="ce47">
            <text:p>95,8%</text:p>
          </table:table-cell>
          <table:table-cell office:value-type="float" office:value="63438" table:style-name="ce46">
            <text:p>63.43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393362925385755" table:style-name="ce47">
            <text:p>89,4%</text:p>
          </table:table-cell>
          <table:table-cell office:value-type="percentage" office:value="0.75340253200636564" table:style-name="ce47">
            <text:p>75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0" table:style-name="ce46">
            <text:p>2.090</text:p>
          </table:table-cell>
          <table:table-cell office:value-type="percentage" office:value="0.88974031502767137" table:style-name="ce47">
            <text:p>89,0%</text:p>
          </table:table-cell>
          <table:table-cell office:value-type="float" office:value="3417" table:style-name="ce46">
            <text:p>3.417</text:p>
          </table:table-cell>
          <table:table-cell office:value-type="percentage" office:value="0.91168623265741733" table:style-name="ce47">
            <text:p>91,2%</text:p>
          </table:table-cell>
          <table:table-cell office:value-type="float" office:value="7472" table:style-name="ce46">
            <text:p>7.472</text:p>
          </table:table-cell>
          <table:table-cell office:value-type="percentage" office:value="0.95464418040117538" table:style-name="ce47">
            <text:p>95,5%</text:p>
          </table:table-cell>
          <table:table-cell office:value-type="float" office:value="10095" table:style-name="ce46">
            <text:p>10.095</text:p>
          </table:table-cell>
          <table:table-cell office:value-type="percentage" office:value="0.89344189751305425" table:style-name="ce47">
            <text:p>89,3%</text:p>
          </table:table-cell>
          <table:table-cell office:value-type="float" office:value="10546" table:style-name="ce46">
            <text:p>10.546</text:p>
          </table:table-cell>
          <table:table-cell office:value-type="percentage" office:value="0.87868688551908014" table:style-name="ce47">
            <text:p>87,9%</text:p>
          </table:table-cell>
          <table:table-cell office:value-type="float" office:value="9095" table:style-name="ce46">
            <text:p>9.095</text:p>
          </table:table-cell>
          <table:table-cell office:value-type="percentage" office:value="0.74960850572817939" table:style-name="ce47">
            <text:p>75,0%</text:p>
          </table:table-cell>
          <table:table-cell office:value-type="float" office:value="9352" table:style-name="ce46">
            <text:p>9.352</text:p>
          </table:table-cell>
          <table:table-cell office:value-type="percentage" office:value="0.77965819091288036" table:style-name="ce47">
            <text:p>78,0%</text:p>
          </table:table-cell>
          <table:table-cell office:value-type="float" office:value="8430" table:style-name="ce46">
            <text:p>8.430</text:p>
          </table:table-cell>
          <table:table-cell office:value-type="percentage" office:value="0.88050971380823062" table:style-name="ce47">
            <text:p>88,1%</text:p>
          </table:table-cell>
          <table:table-cell office:value-type="float" office:value="60497" table:style-name="ce46">
            <text:p>60.497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294739661905905" table:style-name="ce47">
            <text:p>85,3%</text:p>
          </table:table-cell>
          <table:table-cell office:value-type="percentage" office:value="0.69476089852542611" table:style-name="ce47">
            <text:p>69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4" table:style-name="ce49">
            <text:p>254</text:p>
          </table:table-cell>
          <table:table-cell office:value-type="string" table:style-name="ce50">
            <text:p>-</text:p>
          </table:table-cell>
          <table:table-cell office:value-type="float" office:value="762" table:style-name="ce49">
            <text:p>762</text:p>
          </table:table-cell>
          <table:table-cell office:value-type="string" table:style-name="ce50">
            <text:p>-</text:p>
          </table:table-cell>
          <table:table-cell office:value-type="float" office:value="1499" table:style-name="ce49">
            <text:p>1.499</text:p>
          </table:table-cell>
          <table:table-cell office:value-type="string" table:style-name="ce50">
            <text:p>-</text:p>
          </table:table-cell>
          <table:table-cell office:value-type="float" office:value="1771" table:style-name="ce49">
            <text:p>1.771</text:p>
          </table:table-cell>
          <table:table-cell office:value-type="string" table:style-name="ce50">
            <text:p>-</text:p>
          </table:table-cell>
          <table:table-cell office:value-type="float" office:value="1484" table:style-name="ce49">
            <text:p>1.484</text:p>
          </table:table-cell>
          <table:table-cell office:value-type="string" table:style-name="ce50">
            <text:p>-</text:p>
          </table:table-cell>
          <table:table-cell office:value-type="float" office:value="185" table:style-name="ce49">
            <text:p>185</text:p>
          </table:table-cell>
          <table:table-cell office:value-type="string" table:style-name="ce50">
            <text:p>-</text:p>
          </table:table-cell>
          <table:table-cell office:value-type="float" office:value="6027" table:style-name="ce49">
            <text:p>6.02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3723" table:style-name="ce53">
            <text:p>2.943.723</text:p>
          </table:table-cell>
          <table:table-cell office:value-type="percentage" office:value="1" table:style-name="ce54">
            <text:p>100,0%</text:p>
          </table:table-cell>
          <table:table-cell office:value-type="float" office:value="3953435" table:style-name="ce53">
            <text:p>3.953.435</text:p>
          </table:table-cell>
          <table:table-cell office:value-type="percentage" office:value="0.99833082704868248" table:style-name="ce54">
            <text:p>99,8%</text:p>
          </table:table-cell>
          <table:table-cell office:value-type="float" office:value="5302493" table:style-name="ce53">
            <text:p>5.302.493</text:p>
          </table:table-cell>
          <table:table-cell office:value-type="percentage" office:value="0.99353698885475805" table:style-name="ce54">
            <text:p>99,4%</text:p>
          </table:table-cell>
          <table:table-cell office:value-type="float" office:value="6717442" table:style-name="ce53">
            <text:p>6.717.442</text:p>
          </table:table-cell>
          <table:table-cell office:value-type="percentage" office:value="0.95509025200951014" table:style-name="ce54">
            <text:p>95,5%</text:p>
          </table:table-cell>
          <table:table-cell office:value-type="float" office:value="7043228" table:style-name="ce53">
            <text:p>7.043.228</text:p>
          </table:table-cell>
          <table:table-cell office:value-type="percentage" office:value="0.8924813383922956" table:style-name="ce54">
            <text:p>89,2%</text:p>
          </table:table-cell>
          <table:table-cell office:value-type="float" office:value="4999187" table:style-name="ce53">
            <text:p>4.999.187</text:p>
          </table:table-cell>
          <table:table-cell office:value-type="percentage" office:value="0.80238581677621812" table:style-name="ce54">
            <text:p>80,2%</text:p>
          </table:table-cell>
          <table:table-cell office:value-type="float" office:value="4100052" table:style-name="ce53">
            <text:p>4.100.052</text:p>
          </table:table-cell>
          <table:table-cell office:value-type="percentage" office:value="0.82919120502200361" table:style-name="ce54">
            <text:p>82,9%</text:p>
          </table:table-cell>
          <table:table-cell office:value-type="float" office:value="3428782" table:style-name="ce53">
            <text:p>3.428.782</text:p>
          </table:table-cell>
          <table:table-cell office:value-type="percentage" office:value="0.88173280125985998" table:style-name="ce54">
            <text:p>88,2%</text:p>
          </table:table-cell>
          <table:table-cell office:value-type="float" office:value="38488342" table:style-name="ce53">
            <text:p>38.488.34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378205328336226" table:style-name="ce54">
            <text:p>91,4%</text:p>
          </table:table-cell>
          <table:table-cell office:value-type="percentage" office:value="0.81112112030999695" table:style-name="ce54">
            <text:p>81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10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502" table:style-name="ce43">
            <text:p>429.502</text:p>
          </table:table-cell>
          <table:table-cell office:value-type="percentage" office:value="1" table:style-name="ce44">
            <text:p>100,0%</text:p>
          </table:table-cell>
          <table:table-cell office:value-type="float" office:value="650691" table:style-name="ce43">
            <text:p>650.691</text:p>
          </table:table-cell>
          <table:table-cell office:value-type="percentage" office:value="1" table:style-name="ce44">
            <text:p>100,0%</text:p>
          </table:table-cell>
          <table:table-cell office:value-type="float" office:value="923278" table:style-name="ce43">
            <text:p>923.278</text:p>
          </table:table-cell>
          <table:table-cell office:value-type="percentage" office:value="1.0077836853692694" table:style-name="ce44">
            <text:p>100,8%</text:p>
          </table:table-cell>
          <table:table-cell office:value-type="float" office:value="1210365" table:style-name="ce43">
            <text:p>1.210.365</text:p>
          </table:table-cell>
          <table:table-cell office:value-type="percentage" office:value="0.95679439313655668" table:style-name="ce44">
            <text:p>95,7%</text:p>
          </table:table-cell>
          <table:table-cell office:value-type="float" office:value="1245532" table:style-name="ce43">
            <text:p>1.245.532</text:p>
          </table:table-cell>
          <table:table-cell office:value-type="percentage" office:value="0.89922706723056733" table:style-name="ce44">
            <text:p>89,9%</text:p>
          </table:table-cell>
          <table:table-cell office:value-type="float" office:value="920567" table:style-name="ce43">
            <text:p>920.567</text:p>
          </table:table-cell>
          <table:table-cell office:value-type="percentage" office:value="0.80736123036229068" table:style-name="ce44">
            <text:p>80,7%</text:p>
          </table:table-cell>
          <table:table-cell office:value-type="float" office:value="756871" table:style-name="ce43">
            <text:p>756.871</text:p>
          </table:table-cell>
          <table:table-cell office:value-type="percentage" office:value="0.81500357499741571" table:style-name="ce44">
            <text:p>81,5%</text:p>
          </table:table-cell>
          <table:table-cell office:value-type="float" office:value="666326" table:style-name="ce43">
            <text:p>666.326</text:p>
          </table:table-cell>
          <table:table-cell office:value-type="percentage" office:value="0.88500438965237405" table:style-name="ce44">
            <text:p>88,5%</text:p>
          </table:table-cell>
          <table:table-cell office:value-type="float" office:value="6803132" table:style-name="ce43">
            <text:p>6.803.13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293006216472816" table:style-name="ce44">
            <text:p>91,3%</text:p>
          </table:table-cell>
          <table:table-cell office:value-type="percentage" office:value="0.80373365612799286" table:style-name="ce44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77" table:style-name="ce46">
            <text:p>100.277</text:p>
          </table:table-cell>
          <table:table-cell office:value-type="percentage" office:value="1" table:style-name="ce47">
            <text:p>100,0%</text:p>
          </table:table-cell>
          <table:table-cell office:value-type="float" office:value="118835" table:style-name="ce46">
            <text:p>118.835</text:p>
          </table:table-cell>
          <table:table-cell office:value-type="percentage" office:value="0.99899121516539868" table:style-name="ce47">
            <text:p>99,9%</text:p>
          </table:table-cell>
          <table:table-cell office:value-type="float" office:value="153008" table:style-name="ce46">
            <text:p>153.008</text:p>
          </table:table-cell>
          <table:table-cell office:value-type="percentage" office:value="0.97851848535816377" table:style-name="ce47">
            <text:p>97,9%</text:p>
          </table:table-cell>
          <table:table-cell office:value-type="float" office:value="184741" table:style-name="ce46">
            <text:p>184.741</text:p>
          </table:table-cell>
          <table:table-cell office:value-type="percentage" office:value="0.93178356349550606" table:style-name="ce47">
            <text:p>93,2%</text:p>
          </table:table-cell>
          <table:table-cell office:value-type="float" office:value="186639" table:style-name="ce46">
            <text:p>186.639</text:p>
          </table:table-cell>
          <table:table-cell office:value-type="percentage" office:value="0.86831857748333274" table:style-name="ce47">
            <text:p>86,8%</text:p>
          </table:table-cell>
          <table:table-cell office:value-type="float" office:value="124366" table:style-name="ce46">
            <text:p>124.366</text:p>
          </table:table-cell>
          <table:table-cell office:value-type="percentage" office:value="0.75700911824501171" table:style-name="ce47">
            <text:p>75,7%</text:p>
          </table:table-cell>
          <table:table-cell office:value-type="float" office:value="102583" table:style-name="ce46">
            <text:p>102.583</text:p>
          </table:table-cell>
          <table:table-cell office:value-type="percentage" office:value="0.78667341508117272" table:style-name="ce47">
            <text:p>78,7%</text:p>
          </table:table-cell>
          <table:table-cell office:value-type="float" office:value="87033" table:style-name="ce46">
            <text:p>87.033</text:p>
          </table:table-cell>
          <table:table-cell office:value-type="percentage" office:value="0.84408732506376749" table:style-name="ce47">
            <text:p>84,4%</text:p>
          </table:table-cell>
          <table:table-cell office:value-type="float" office:value="1057482" table:style-name="ce46">
            <text:p>1.057.482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228897323003142" table:style-name="ce47">
            <text:p>89,2%</text:p>
          </table:table-cell>
          <table:table-cell office:value-type="percentage" office:value="0.79546348666419431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26" table:style-name="ce46">
            <text:p>88.226</text:p>
          </table:table-cell>
          <table:table-cell office:value-type="percentage" office:value="1" table:style-name="ce47">
            <text:p>100,0%</text:p>
          </table:table-cell>
          <table:table-cell office:value-type="float" office:value="113985" table:style-name="ce46">
            <text:p>113.98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26" table:style-name="ce46">
            <text:p>147.426</text:p>
          </table:table-cell>
          <table:table-cell office:value-type="percentage" office:value="0.98512549113944348" table:style-name="ce47">
            <text:p>98,5%</text:p>
          </table:table-cell>
          <table:table-cell office:value-type="float" office:value="152664" table:style-name="ce46">
            <text:p>152.664</text:p>
          </table:table-cell>
          <table:table-cell office:value-type="percentage" office:value="0.93863321958867474" table:style-name="ce47">
            <text:p>93,9%</text:p>
          </table:table-cell>
          <table:table-cell office:value-type="float" office:value="150160" table:style-name="ce46">
            <text:p>150.160</text:p>
          </table:table-cell>
          <table:table-cell office:value-type="percentage" office:value="0.89919936763816444" table:style-name="ce47">
            <text:p>89,9%</text:p>
          </table:table-cell>
          <table:table-cell office:value-type="float" office:value="89922" table:style-name="ce46">
            <text:p>89.922</text:p>
          </table:table-cell>
          <table:table-cell office:value-type="percentage" office:value="0.78568120855213153" table:style-name="ce47">
            <text:p>78,6%</text:p>
          </table:table-cell>
          <table:table-cell office:value-type="float" office:value="65564" table:style-name="ce46">
            <text:p>65.564</text:p>
          </table:table-cell>
          <table:table-cell office:value-type="percentage" office:value="0.82875959095448171" table:style-name="ce47">
            <text:p>82,9%</text:p>
          </table:table-cell>
          <table:table-cell office:value-type="float" office:value="59898" table:style-name="ce46">
            <text:p>59.898</text:p>
          </table:table-cell>
          <table:table-cell office:value-type="percentage" office:value="0.93590625000000005" table:style-name="ce47">
            <text:p>93,6%</text:p>
          </table:table-cell>
          <table:table-cell office:value-type="float" office:value="867845" table:style-name="ce46">
            <text:p>867.84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2428637356025" table:style-name="ce47">
            <text:p>92,9%</text:p>
          </table:table-cell>
          <table:table-cell office:value-type="percentage" office:value="0.85184396299902632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01" table:style-name="ce46">
            <text:p>51.101</text:p>
          </table:table-cell>
          <table:table-cell office:value-type="percentage" office:value="1" table:style-name="ce47">
            <text:p>100,0%</text:p>
          </table:table-cell>
          <table:table-cell office:value-type="float" office:value="79098" table:style-name="ce46">
            <text:p>79.098</text:p>
          </table:table-cell>
          <table:table-cell office:value-type="percentage" office:value="0.98238859357146402" table:style-name="ce47">
            <text:p>98,2%</text:p>
          </table:table-cell>
          <table:table-cell office:value-type="float" office:value="109906" table:style-name="ce46">
            <text:p>109.906</text:p>
          </table:table-cell>
          <table:table-cell office:value-type="percentage" office:value="0.93751652719843726" table:style-name="ce47">
            <text:p>93,8%</text:p>
          </table:table-cell>
          <table:table-cell office:value-type="float" office:value="149942" table:style-name="ce46">
            <text:p>149.942</text:p>
          </table:table-cell>
          <table:table-cell office:value-type="percentage" office:value="0.90437100791932301" table:style-name="ce47">
            <text:p>90,4%</text:p>
          </table:table-cell>
          <table:table-cell office:value-type="float" office:value="167623" table:style-name="ce46">
            <text:p>167.623</text:p>
          </table:table-cell>
          <table:table-cell office:value-type="percentage" office:value="0.81302504704809575" table:style-name="ce47">
            <text:p>81,3%</text:p>
          </table:table-cell>
          <table:table-cell office:value-type="float" office:value="126644" table:style-name="ce46">
            <text:p>126.644</text:p>
          </table:table-cell>
          <table:table-cell office:value-type="percentage" office:value="0.69513192489035991" table:style-name="ce47">
            <text:p>69,5%</text:p>
          </table:table-cell>
          <table:table-cell office:value-type="float" office:value="96860" table:style-name="ce46">
            <text:p>96.860</text:p>
          </table:table-cell>
          <table:table-cell office:value-type="percentage" office:value="0.70217917675544794" table:style-name="ce47">
            <text:p>70,2%</text:p>
          </table:table-cell>
          <table:table-cell office:value-type="float" office:value="74780" table:style-name="ce46">
            <text:p>74.780</text:p>
          </table:table-cell>
          <table:table-cell office:value-type="percentage" office:value="0.78320067029744445" table:style-name="ce47">
            <text:p>78,3%</text:p>
          </table:table-cell>
          <table:table-cell office:value-type="float" office:value="855954" table:style-name="ce46">
            <text:p>855.95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71149819252136" table:style-name="ce47">
            <text:p>82,7%</text:p>
          </table:table-cell>
          <table:table-cell office:value-type="percentage" office:value="0.73062106981988706" table:style-name="ce47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158" table:style-name="ce46">
            <text:p>92.158</text:p>
          </table:table-cell>
          <table:table-cell office:value-type="percentage" office:value="1" table:style-name="ce47">
            <text:p>100,0%</text:p>
          </table:table-cell>
          <table:table-cell office:value-type="float" office:value="150597" table:style-name="ce46">
            <text:p>150.597</text:p>
          </table:table-cell>
          <table:table-cell office:value-type="percentage" office:value="0.97454232484097048" table:style-name="ce47">
            <text:p>97,5%</text:p>
          </table:table-cell>
          <table:table-cell office:value-type="float" office:value="221561" table:style-name="ce46">
            <text:p>221.561</text:p>
          </table:table-cell>
          <table:table-cell office:value-type="percentage" office:value="0.94244380923213045" table:style-name="ce47">
            <text:p>94,2%</text:p>
          </table:table-cell>
          <table:table-cell office:value-type="float" office:value="319411" table:style-name="ce46">
            <text:p>319.411</text:p>
          </table:table-cell>
          <table:table-cell office:value-type="percentage" office:value="0.91126979960743137" table:style-name="ce47">
            <text:p>91,1%</text:p>
          </table:table-cell>
          <table:table-cell office:value-type="float" office:value="315533" table:style-name="ce46">
            <text:p>315.533</text:p>
          </table:table-cell>
          <table:table-cell office:value-type="percentage" office:value="0.81338870500407301" table:style-name="ce47">
            <text:p>81,3%</text:p>
          </table:table-cell>
          <table:table-cell office:value-type="float" office:value="224999" table:style-name="ce46">
            <text:p>224.999</text:p>
          </table:table-cell>
          <table:table-cell office:value-type="percentage" office:value="0.72362301967620135" table:style-name="ce47">
            <text:p>72,4%</text:p>
          </table:table-cell>
          <table:table-cell office:value-type="float" office:value="181391" table:style-name="ce46">
            <text:p>181.391</text:p>
          </table:table-cell>
          <table:table-cell office:value-type="percentage" office:value="0.72052608163719278" table:style-name="ce47">
            <text:p>72,1%</text:p>
          </table:table-cell>
          <table:table-cell office:value-type="float" office:value="148025" table:style-name="ce46">
            <text:p>148.025</text:p>
          </table:table-cell>
          <table:table-cell office:value-type="percentage" office:value="0.82328959882534192" table:style-name="ce47">
            <text:p>82,3%</text:p>
          </table:table-cell>
          <table:table-cell office:value-type="float" office:value="1653675" table:style-name="ce46">
            <text:p>1.653.67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337868617188927" table:style-name="ce47">
            <text:p>84,3%</text:p>
          </table:table-cell>
          <table:table-cell office:value-type="percentage" office:value="0.75997770171400836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20" table:style-name="ce46">
            <text:p>42.120</text:p>
          </table:table-cell>
          <table:table-cell office:value-type="percentage" office:value="1" table:style-name="ce47">
            <text:p>100,0%</text:p>
          </table:table-cell>
          <table:table-cell office:value-type="float" office:value="55875" table:style-name="ce46">
            <text:p>55.875</text:p>
          </table:table-cell>
          <table:table-cell office:value-type="percentage" office:value="1" table:style-name="ce47">
            <text:p>100,0%</text:p>
          </table:table-cell>
          <table:table-cell office:value-type="float" office:value="76444" table:style-name="ce46">
            <text:p>76.444</text:p>
          </table:table-cell>
          <table:table-cell office:value-type="percentage" office:value="0.98835089533906517" table:style-name="ce47">
            <text:p>98,8%</text:p>
          </table:table-cell>
          <table:table-cell office:value-type="float" office:value="83895" table:style-name="ce46">
            <text:p>83.895</text:p>
          </table:table-cell>
          <table:table-cell office:value-type="percentage" office:value="0.93253968253968256" table:style-name="ce47">
            <text:p>93,3%</text:p>
          </table:table-cell>
          <table:table-cell office:value-type="float" office:value="87197" table:style-name="ce46">
            <text:p>87.197</text:p>
          </table:table-cell>
          <table:table-cell office:value-type="percentage" office:value="0.89186756538371059" table:style-name="ce47">
            <text:p>89,2%</text:p>
          </table:table-cell>
          <table:table-cell office:value-type="float" office:value="54537" table:style-name="ce46">
            <text:p>54.537</text:p>
          </table:table-cell>
          <table:table-cell office:value-type="percentage" office:value="0.77387084415307994" table:style-name="ce47">
            <text:p>77,4%</text:p>
          </table:table-cell>
          <table:table-cell office:value-type="float" office:value="40929" table:style-name="ce46">
            <text:p>40.929</text:p>
          </table:table-cell>
          <table:table-cell office:value-type="percentage" office:value="0.81039501039501038" table:style-name="ce47">
            <text:p>81,0%</text:p>
          </table:table-cell>
          <table:table-cell office:value-type="float" office:value="39479" table:style-name="ce46">
            <text:p>39.479</text:p>
          </table:table-cell>
          <table:table-cell office:value-type="percentage" office:value="0.8980051406864864" table:style-name="ce47">
            <text:p>89,8%</text:p>
          </table:table-cell>
          <table:table-cell office:value-type="float" office:value="480476" table:style-name="ce46">
            <text:p>480.47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671674994800878" table:style-name="ce47">
            <text:p>91,7%</text:p>
          </table:table-cell>
          <table:table-cell office:value-type="percentage" office:value="0.82427839870990982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546" table:style-name="ce46">
            <text:p>227.546</text:p>
          </table:table-cell>
          <table:table-cell office:value-type="percentage" office:value="1" table:style-name="ce47">
            <text:p>100,0%</text:p>
          </table:table-cell>
          <table:table-cell office:value-type="float" office:value="249906" table:style-name="ce46">
            <text:p>249.906</text:p>
          </table:table-cell>
          <table:table-cell office:value-type="percentage" office:value="1" table:style-name="ce47">
            <text:p>100,0%</text:p>
          </table:table-cell>
          <table:table-cell office:value-type="float" office:value="319939" table:style-name="ce46">
            <text:p>319.939</text:p>
          </table:table-cell>
          <table:table-cell office:value-type="percentage" office:value="1.004281566350153" table:style-name="ce47">
            <text:p>100,4%</text:p>
          </table:table-cell>
          <table:table-cell office:value-type="float" office:value="350271" table:style-name="ce46">
            <text:p>350.271</text:p>
          </table:table-cell>
          <table:table-cell office:value-type="percentage" office:value="0.91892437856627529" table:style-name="ce47">
            <text:p>91,9%</text:p>
          </table:table-cell>
          <table:table-cell office:value-type="float" office:value="317755" table:style-name="ce46">
            <text:p>317.755</text:p>
          </table:table-cell>
          <table:table-cell office:value-type="percentage" office:value="0.87462325043696065" table:style-name="ce47">
            <text:p>87,5%</text:p>
          </table:table-cell>
          <table:table-cell office:value-type="float" office:value="209371" table:style-name="ce46">
            <text:p>209.371</text:p>
          </table:table-cell>
          <table:table-cell office:value-type="percentage" office:value="0.7818681544384819" table:style-name="ce47">
            <text:p>78,2%</text:p>
          </table:table-cell>
          <table:table-cell office:value-type="float" office:value="169569" table:style-name="ce46">
            <text:p>169.569</text:p>
          </table:table-cell>
          <table:table-cell office:value-type="percentage" office:value="0.80362169796119542" table:style-name="ce47">
            <text:p>80,4%</text:p>
          </table:table-cell>
          <table:table-cell office:value-type="float" office:value="138001" table:style-name="ce46">
            <text:p>138.001</text:p>
          </table:table-cell>
          <table:table-cell office:value-type="percentage" office:value="0.8346397164664755" table:style-name="ce47">
            <text:p>83,5%</text:p>
          </table:table-cell>
          <table:table-cell office:value-type="float" office:value="1982358" table:style-name="ce46">
            <text:p>1.982.35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090420093619628" table:style-name="ce47">
            <text:p>91,1%</text:p>
          </table:table-cell>
          <table:table-cell office:value-type="percentage" office:value="0.8277352293481447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175" table:style-name="ce46">
            <text:p>137.175</text:p>
          </table:table-cell>
          <table:table-cell office:value-type="percentage" office:value="1" table:style-name="ce47">
            <text:p>100,0%</text:p>
          </table:table-cell>
          <table:table-cell office:value-type="float" office:value="158056" table:style-name="ce46">
            <text:p>158.056</text:p>
          </table:table-cell>
          <table:table-cell office:value-type="percentage" office:value="0.99343184518010574" table:style-name="ce47">
            <text:p>99,3%</text:p>
          </table:table-cell>
          <table:table-cell office:value-type="float" office:value="216662" table:style-name="ce46">
            <text:p>216.662</text:p>
          </table:table-cell>
          <table:table-cell office:value-type="percentage" office:value="0.99184230283276265" table:style-name="ce47">
            <text:p>99,2%</text:p>
          </table:table-cell>
          <table:table-cell office:value-type="float" office:value="279308" table:style-name="ce46">
            <text:p>279.308</text:p>
          </table:table-cell>
          <table:table-cell office:value-type="percentage" office:value="0.90838368923955537" table:style-name="ce47">
            <text:p>90,8%</text:p>
          </table:table-cell>
          <table:table-cell office:value-type="float" office:value="278183" table:style-name="ce46">
            <text:p>278.183</text:p>
          </table:table-cell>
          <table:table-cell office:value-type="percentage" office:value="0.84143615492808643" table:style-name="ce47">
            <text:p>84,1%</text:p>
          </table:table-cell>
          <table:table-cell office:value-type="float" office:value="197541" table:style-name="ce46">
            <text:p>197.541</text:p>
          </table:table-cell>
          <table:table-cell office:value-type="percentage" office:value="0.74291183560798946" table:style-name="ce47">
            <text:p>74,3%</text:p>
          </table:table-cell>
          <table:table-cell office:value-type="float" office:value="164873" table:style-name="ce46">
            <text:p>164.873</text:p>
          </table:table-cell>
          <table:table-cell office:value-type="percentage" office:value="0.75598952721136781" table:style-name="ce47">
            <text:p>75,6%</text:p>
          </table:table-cell>
          <table:table-cell office:value-type="float" office:value="145369" table:style-name="ce46">
            <text:p>145.369</text:p>
          </table:table-cell>
          <table:table-cell office:value-type="percentage" office:value="0.83558848550341436" table:style-name="ce47">
            <text:p>83,6%</text:p>
          </table:table-cell>
          <table:table-cell office:value-type="float" office:value="1577167" table:style-name="ce46">
            <text:p>1.577.167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194877884811006" table:style-name="ce47">
            <text:p>87,2%</text:p>
          </table:table-cell>
          <table:table-cell office:value-type="percentage" office:value="0.77114747012670026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847" table:style-name="ce46">
            <text:p>453.847</text:p>
          </table:table-cell>
          <table:table-cell office:value-type="percentage" office:value="1" table:style-name="ce47">
            <text:p>100,0%</text:p>
          </table:table-cell>
          <table:table-cell office:value-type="float" office:value="615329" table:style-name="ce46">
            <text:p>615.329</text:p>
          </table:table-cell>
          <table:table-cell office:value-type="percentage" office:value="0.96857665451477426" table:style-name="ce47">
            <text:p>96,9%</text:p>
          </table:table-cell>
          <table:table-cell office:value-type="float" office:value="789082" table:style-name="ce46">
            <text:p>789.082</text:p>
          </table:table-cell>
          <table:table-cell office:value-type="percentage" office:value="0.94209297216756771" table:style-name="ce47">
            <text:p>94,2%</text:p>
          </table:table-cell>
          <table:table-cell office:value-type="float" office:value="1020636" table:style-name="ce46">
            <text:p>1.020.636</text:p>
          </table:table-cell>
          <table:table-cell office:value-type="percentage" office:value="0.93483668871017966" table:style-name="ce47">
            <text:p>93,5%</text:p>
          </table:table-cell>
          <table:table-cell office:value-type="float" office:value="1122470" table:style-name="ce46">
            <text:p>1.122.470</text:p>
          </table:table-cell>
          <table:table-cell office:value-type="percentage" office:value="0.85245167096384677" table:style-name="ce47">
            <text:p>85,2%</text:p>
          </table:table-cell>
          <table:table-cell office:value-type="float" office:value="772470" table:style-name="ce46">
            <text:p>772.470</text:p>
          </table:table-cell>
          <table:table-cell office:value-type="percentage" office:value="0.73945198975352555" table:style-name="ce47">
            <text:p>73,9%</text:p>
          </table:table-cell>
          <table:table-cell office:value-type="float" office:value="634839" table:style-name="ce46">
            <text:p>634.839</text:p>
          </table:table-cell>
          <table:table-cell office:value-type="percentage" office:value="0.75672012730426075" table:style-name="ce47">
            <text:p>75,7%</text:p>
          </table:table-cell>
          <table:table-cell office:value-type="float" office:value="530459" table:style-name="ce46">
            <text:p>530.459</text:p>
          </table:table-cell>
          <table:table-cell office:value-type="percentage" office:value="0.80842195420061391" table:style-name="ce47">
            <text:p>80,8%</text:p>
          </table:table-cell>
          <table:table-cell office:value-type="float" office:value="5939132" table:style-name="ce46">
            <text:p>5.939.13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470889702927622" table:style-name="ce47">
            <text:p>86,5%</text:p>
          </table:table-cell>
          <table:table-cell office:value-type="percentage" office:value="0.76333757857324724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5" table:style-name="ce46">
            <text:p>293.5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4" table:style-name="ce46">
            <text:p>432.264</text:p>
          </table:table-cell>
          <table:table-cell office:value-type="percentage" office:value="0.98721514997876048" table:style-name="ce47">
            <text:p>98,7%</text:p>
          </table:table-cell>
          <table:table-cell office:value-type="float" office:value="566263" table:style-name="ce46">
            <text:p>566.263</text:p>
          </table:table-cell>
          <table:table-cell office:value-type="percentage" office:value="0.97509160915264981" table:style-name="ce47">
            <text:p>97,5%</text:p>
          </table:table-cell>
          <table:table-cell office:value-type="float" office:value="710688" table:style-name="ce46">
            <text:p>710.688</text:p>
          </table:table-cell>
          <table:table-cell office:value-type="percentage" office:value="0.94464426704096849" table:style-name="ce47">
            <text:p>94,5%</text:p>
          </table:table-cell>
          <table:table-cell office:value-type="float" office:value="746845" table:style-name="ce46">
            <text:p>746.845</text:p>
          </table:table-cell>
          <table:table-cell office:value-type="percentage" office:value="0.87700272901919707" table:style-name="ce47">
            <text:p>87,7%</text:p>
          </table:table-cell>
          <table:table-cell office:value-type="float" office:value="501641" table:style-name="ce46">
            <text:p>501.641</text:p>
          </table:table-cell>
          <table:table-cell office:value-type="percentage" office:value="0.77323166229678508" table:style-name="ce47">
            <text:p>77,3%</text:p>
          </table:table-cell>
          <table:table-cell office:value-type="float" office:value="414913" table:style-name="ce46">
            <text:p>414.913</text:p>
          </table:table-cell>
          <table:table-cell office:value-type="percentage" office:value="0.80389866040462987" table:style-name="ce47">
            <text:p>80,4%</text:p>
          </table:table-cell>
          <table:table-cell office:value-type="float" office:value="363695" table:style-name="ce46">
            <text:p>363.695</text:p>
          </table:table-cell>
          <table:table-cell office:value-type="percentage" office:value="0.85669833298392817" table:style-name="ce47">
            <text:p>85,7%</text:p>
          </table:table-cell>
          <table:table-cell office:value-type="float" office:value="4029904" table:style-name="ce46">
            <text:p>4.029.90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83687452642436" table:style-name="ce47">
            <text:p>89,8%</text:p>
          </table:table-cell>
          <table:table-cell office:value-type="percentage" office:value="0.796840560664837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67" table:style-name="ce46">
            <text:p>77.567</text:p>
          </table:table-cell>
          <table:table-cell office:value-type="percentage" office:value="1" table:style-name="ce47">
            <text:p>100,0%</text:p>
          </table:table-cell>
          <table:table-cell office:value-type="float" office:value="95587" table:style-name="ce46">
            <text:p>95.587</text:p>
          </table:table-cell>
          <table:table-cell office:value-type="percentage" office:value="1" table:style-name="ce47">
            <text:p>100,0%</text:p>
          </table:table-cell>
          <table:table-cell office:value-type="float" office:value="131424" table:style-name="ce46">
            <text:p>131.424</text:p>
          </table:table-cell>
          <table:table-cell office:value-type="percentage" office:value="1.0488998140418366" table:style-name="ce47">
            <text:p>104,9%</text:p>
          </table:table-cell>
          <table:table-cell office:value-type="float" office:value="160579" table:style-name="ce46">
            <text:p>160.579</text:p>
          </table:table-cell>
          <table:table-cell office:value-type="percentage" office:value="0.94895872730711039" table:style-name="ce47">
            <text:p>94,9%</text:p>
          </table:table-cell>
          <table:table-cell office:value-type="float" office:value="144859" table:style-name="ce46">
            <text:p>144.859</text:p>
          </table:table-cell>
          <table:table-cell office:value-type="percentage" office:value="0.90824106235971258" table:style-name="ce47">
            <text:p>90,8%</text:p>
          </table:table-cell>
          <table:table-cell office:value-type="float" office:value="111393" table:style-name="ce46">
            <text:p>111.393</text:p>
          </table:table-cell>
          <table:table-cell office:value-type="percentage" office:value="0.83453576967163379" table:style-name="ce47">
            <text:p>83,5%</text:p>
          </table:table-cell>
          <table:table-cell office:value-type="float" office:value="91411" table:style-name="ce46">
            <text:p>91.411</text:p>
          </table:table-cell>
          <table:table-cell office:value-type="percentage" office:value="0.80666254853512176" table:style-name="ce47">
            <text:p>80,7%</text:p>
          </table:table-cell>
          <table:table-cell office:value-type="float" office:value="76095" table:style-name="ce46">
            <text:p>76.095</text:p>
          </table:table-cell>
          <table:table-cell office:value-type="percentage" office:value="0.89787610619469027" table:style-name="ce47">
            <text:p>89,8%</text:p>
          </table:table-cell>
          <table:table-cell office:value-type="float" office:value="888915" table:style-name="ce46">
            <text:p>888.91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32693927338672" table:style-name="ce47">
            <text:p>93,2%</text:p>
          </table:table-cell>
          <table:table-cell office:value-type="percentage" office:value="0.83545663621829969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29" table:style-name="ce46">
            <text:p>241.029</text:p>
          </table:table-cell>
          <table:table-cell office:value-type="percentage" office:value="1" table:style-name="ce47">
            <text:p>100,0%</text:p>
          </table:table-cell>
          <table:table-cell office:value-type="float" office:value="290517" table:style-name="ce46">
            <text:p>290.517</text:p>
          </table:table-cell>
          <table:table-cell office:value-type="percentage" office:value="1" table:style-name="ce47">
            <text:p>100,0%</text:p>
          </table:table-cell>
          <table:table-cell office:value-type="float" office:value="345645" table:style-name="ce46">
            <text:p>345.645</text:p>
          </table:table-cell>
          <table:table-cell office:value-type="percentage" office:value="0.99630469810651812" table:style-name="ce47">
            <text:p>99,6%</text:p>
          </table:table-cell>
          <table:table-cell office:value-type="float" office:value="389876" table:style-name="ce46">
            <text:p>389.876</text:p>
          </table:table-cell>
          <table:table-cell office:value-type="percentage" office:value="0.96054832725203199" table:style-name="ce47">
            <text:p>96,1%</text:p>
          </table:table-cell>
          <table:table-cell office:value-type="float" office:value="406730" table:style-name="ce46">
            <text:p>406.730</text:p>
          </table:table-cell>
          <table:table-cell office:value-type="percentage" office:value="0.9176686122724329" table:style-name="ce47">
            <text:p>91,8%</text:p>
          </table:table-cell>
          <table:table-cell office:value-type="float" office:value="262047" table:style-name="ce46">
            <text:p>262.047</text:p>
          </table:table-cell>
          <table:table-cell office:value-type="percentage" office:value="0.81026752584970074" table:style-name="ce47">
            <text:p>81,0%</text:p>
          </table:table-cell>
          <table:table-cell office:value-type="float" office:value="196618" table:style-name="ce46">
            <text:p>196.618</text:p>
          </table:table-cell>
          <table:table-cell office:value-type="percentage" office:value="0.85123018776436155" table:style-name="ce47">
            <text:p>85,1%</text:p>
          </table:table-cell>
          <table:table-cell office:value-type="float" office:value="167947" table:style-name="ce46">
            <text:p>167.947</text:p>
          </table:table-cell>
          <table:table-cell office:value-type="percentage" office:value="0.9330026054542323" table:style-name="ce47">
            <text:p>93,3%</text:p>
          </table:table-cell>
          <table:table-cell office:value-type="float" office:value="2300409" table:style-name="ce46">
            <text:p>2.300.409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22216812650416" table:style-name="ce47">
            <text:p>93,7%</text:p>
          </table:table-cell>
          <table:table-cell office:value-type="percentage" office:value="0.8514297219761946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86" table:style-name="ce46">
            <text:p>23.186</text:p>
          </table:table-cell>
          <table:table-cell office:value-type="percentage" office:value="1" table:style-name="ce47">
            <text:p>100,0%</text:p>
          </table:table-cell>
          <table:table-cell office:value-type="float" office:value="28582" table:style-name="ce46">
            <text:p>28.582</text:p>
          </table:table-cell>
          <table:table-cell office:value-type="percentage" office:value="1" table:style-name="ce47">
            <text:p>100,0%</text:p>
          </table:table-cell>
          <table:table-cell office:value-type="float" office:value="37426" table:style-name="ce46">
            <text:p>37.426</text:p>
          </table:table-cell>
          <table:table-cell office:value-type="percentage" office:value="0.99225833819396569" table:style-name="ce47">
            <text:p>99,2%</text:p>
          </table:table-cell>
          <table:table-cell office:value-type="float" office:value="44917" table:style-name="ce46">
            <text:p>44.917</text:p>
          </table:table-cell>
          <table:table-cell office:value-type="percentage" office:value="0.94236740516952" table:style-name="ce47">
            <text:p>94,2%</text:p>
          </table:table-cell>
          <table:table-cell office:value-type="float" office:value="47092" table:style-name="ce46">
            <text:p>47.092</text:p>
          </table:table-cell>
          <table:table-cell office:value-type="percentage" office:value="0.88941771960639882" table:style-name="ce47">
            <text:p>88,9%</text:p>
          </table:table-cell>
          <table:table-cell office:value-type="float" office:value="30893" table:style-name="ce46">
            <text:p>30.893</text:p>
          </table:table-cell>
          <table:table-cell office:value-type="percentage" office:value="0.78570156921590073" table:style-name="ce47">
            <text:p>78,6%</text:p>
          </table:table-cell>
          <table:table-cell office:value-type="float" office:value="23826" table:style-name="ce46">
            <text:p>23.826</text:p>
          </table:table-cell>
          <table:table-cell office:value-type="percentage" office:value="0.78225753496618289" table:style-name="ce47">
            <text:p>78,2%</text:p>
          </table:table-cell>
          <table:table-cell office:value-type="float" office:value="21820" table:style-name="ce46">
            <text:p>21.820</text:p>
          </table:table-cell>
          <table:table-cell office:value-type="percentage" office:value="0.8546138179539402" table:style-name="ce47">
            <text:p>85,5%</text:p>
          </table:table-cell>
          <table:table-cell office:value-type="float" office:value="257742" table:style-name="ce46">
            <text:p>257.74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763813078846356" table:style-name="ce47">
            <text:p>90,8%</text:p>
          </table:table-cell>
          <table:table-cell office:value-type="percentage" office:value="0.80566027119788441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55" table:style-name="ce46">
            <text:p>73.255</text:p>
          </table:table-cell>
          <table:table-cell office:value-type="percentage" office:value="1" table:style-name="ce47">
            <text:p>100,0%</text:p>
          </table:table-cell>
          <table:table-cell office:value-type="float" office:value="102608" table:style-name="ce46">
            <text:p>102.608</text:p>
          </table:table-cell>
          <table:table-cell office:value-type="percentage" office:value="0.9971719841786606" table:style-name="ce47">
            <text:p>99,7%</text:p>
          </table:table-cell>
          <table:table-cell office:value-type="float" office:value="145693" table:style-name="ce46">
            <text:p>145.693</text:p>
          </table:table-cell>
          <table:table-cell office:value-type="percentage" office:value="0.99172276715517771" table:style-name="ce47">
            <text:p>99,2%</text:p>
          </table:table-cell>
          <table:table-cell office:value-type="float" office:value="205669" table:style-name="ce46">
            <text:p>205.669</text:p>
          </table:table-cell>
          <table:table-cell office:value-type="percentage" office:value="0.96442304085230901" table:style-name="ce47">
            <text:p>96,4%</text:p>
          </table:table-cell>
          <table:table-cell office:value-type="float" office:value="228494" table:style-name="ce46">
            <text:p>228.494</text:p>
          </table:table-cell>
          <table:table-cell office:value-type="percentage" office:value="0.89902697938675702" table:style-name="ce47">
            <text:p>89,9%</text:p>
          </table:table-cell>
          <table:table-cell office:value-type="float" office:value="164155" table:style-name="ce46">
            <text:p>164.155</text:p>
          </table:table-cell>
          <table:table-cell office:value-type="percentage" office:value="0.78541934804763569" table:style-name="ce47">
            <text:p>78,5%</text:p>
          </table:table-cell>
          <table:table-cell office:value-type="float" office:value="137716" table:style-name="ce46">
            <text:p>137.716</text:p>
          </table:table-cell>
          <table:table-cell office:value-type="percentage" office:value="0.79952161998978222" table:style-name="ce47">
            <text:p>80,0%</text:p>
          </table:table-cell>
          <table:table-cell office:value-type="float" office:value="118836" table:style-name="ce46">
            <text:p>118.836</text:p>
          </table:table-cell>
          <table:table-cell office:value-type="percentage" office:value="0.83749841430927308" table:style-name="ce47">
            <text:p>83,7%</text:p>
          </table:table-cell>
          <table:table-cell office:value-type="float" office:value="1176426" table:style-name="ce46">
            <text:p>1.176.426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794120767522789" table:style-name="ce47">
            <text:p>89,8%</text:p>
          </table:table-cell>
          <table:table-cell office:value-type="percentage" office:value="0.77844514246806118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58" table:style-name="ce46">
            <text:p>42.158</text:p>
          </table:table-cell>
          <table:table-cell office:value-type="percentage" office:value="1" table:style-name="ce47">
            <text:p>100,0%</text:p>
          </table:table-cell>
          <table:table-cell office:value-type="float" office:value="55782" table:style-name="ce46">
            <text:p>55.782</text:p>
          </table:table-cell>
          <table:table-cell office:value-type="percentage" office:value="0.99982076283338117" table:style-name="ce47">
            <text:p>100,0%</text:p>
          </table:table-cell>
          <table:table-cell office:value-type="float" office:value="71108" table:style-name="ce46">
            <text:p>71.108</text:p>
          </table:table-cell>
          <table:table-cell office:value-type="percentage" office:value="0.96294891934348081" table:style-name="ce47">
            <text:p>96,3%</text:p>
          </table:table-cell>
          <table:table-cell office:value-type="float" office:value="91549" table:style-name="ce46">
            <text:p>91.549</text:p>
          </table:table-cell>
          <table:table-cell office:value-type="percentage" office:value="0.94679090739859761" table:style-name="ce47">
            <text:p>94,7%</text:p>
          </table:table-cell>
          <table:table-cell office:value-type="float" office:value="94932" table:style-name="ce46">
            <text:p>94.932</text:p>
          </table:table-cell>
          <table:table-cell office:value-type="percentage" office:value="0.87898372252365697" table:style-name="ce47">
            <text:p>87,9%</text:p>
          </table:table-cell>
          <table:table-cell office:value-type="float" office:value="63702" table:style-name="ce46">
            <text:p>63.702</text:p>
          </table:table-cell>
          <table:table-cell office:value-type="percentage" office:value="0.78314749019559626" table:style-name="ce47">
            <text:p>78,3%</text:p>
          </table:table-cell>
          <table:table-cell office:value-type="float" office:value="56681" table:style-name="ce46">
            <text:p>56.681</text:p>
          </table:table-cell>
          <table:table-cell office:value-type="percentage" office:value="0.83199025349714506" table:style-name="ce47">
            <text:p>83,2%</text:p>
          </table:table-cell>
          <table:table-cell office:value-type="float" office:value="49359" table:style-name="ce46">
            <text:p>49.359</text:p>
          </table:table-cell>
          <table:table-cell office:value-type="percentage" office:value="0.8753458182592041" table:style-name="ce47">
            <text:p>87,5%</text:p>
          </table:table-cell>
          <table:table-cell office:value-type="float" office:value="525271" table:style-name="ce46">
            <text:p>525.27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53037908056022" table:style-name="ce47">
            <text:p>90,4%</text:p>
          </table:table-cell>
          <table:table-cell office:value-type="percentage" office:value="0.79442435461745897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21" table:style-name="ce46">
            <text:p>162.021</text:p>
          </table:table-cell>
          <table:table-cell office:value-type="percentage" office:value="1.0257739791073124" table:style-name="ce47">
            <text:p>102,6%</text:p>
          </table:table-cell>
          <table:table-cell office:value-type="float" office:value="212210" table:style-name="ce46">
            <text:p>212.210</text:p>
          </table:table-cell>
          <table:table-cell office:value-type="percentage" office:value="0.99591235257953548" table:style-name="ce47">
            <text:p>99,6%</text:p>
          </table:table-cell>
          <table:table-cell office:value-type="float" office:value="271936" table:style-name="ce46">
            <text:p>271.936</text:p>
          </table:table-cell>
          <table:table-cell office:value-type="percentage" office:value="0.9707874153484769" table:style-name="ce47">
            <text:p>97,1%</text:p>
          </table:table-cell>
          <table:table-cell office:value-type="float" office:value="321265" table:style-name="ce46">
            <text:p>321.265</text:p>
          </table:table-cell>
          <table:table-cell office:value-type="percentage" office:value="0.94496098265470896" table:style-name="ce47">
            <text:p>94,5%</text:p>
          </table:table-cell>
          <table:table-cell office:value-type="float" office:value="317580" table:style-name="ce46">
            <text:p>317.580</text:p>
          </table:table-cell>
          <table:table-cell office:value-type="percentage" office:value="0.87697061576823987" table:style-name="ce47">
            <text:p>87,7%</text:p>
          </table:table-cell>
          <table:table-cell office:value-type="float" office:value="200399" table:style-name="ce46">
            <text:p>200.399</text:p>
          </table:table-cell>
          <table:table-cell office:value-type="percentage" office:value="0.76915902557351379" table:style-name="ce47">
            <text:p>76,9%</text:p>
          </table:table-cell>
          <table:table-cell office:value-type="float" office:value="162601" table:style-name="ce46">
            <text:p>162.601</text:p>
          </table:table-cell>
          <table:table-cell office:value-type="percentage" office:value="0.80681671578989156" table:style-name="ce47">
            <text:p>80,7%</text:p>
          </table:table-cell>
          <table:table-cell office:value-type="float" office:value="146553" table:style-name="ce46">
            <text:p>146.553</text:p>
          </table:table-cell>
          <table:table-cell office:value-type="percentage" office:value="0.86920394292018077" table:style-name="ce47">
            <text:p>86,9%</text:p>
          </table:table-cell>
          <table:table-cell office:value-type="float" office:value="1794565" table:style-name="ce46">
            <text:p>1.794.56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454463661506401" table:style-name="ce47">
            <text:p>90,5%</text:p>
          </table:table-cell>
          <table:table-cell office:value-type="percentage" office:value="0.80817913410649111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2" table:style-name="ce46">
            <text:p>2.372</text:p>
          </table:table-cell>
          <table:table-cell office:value-type="percentage" office:value="0.91055662188099806" table:style-name="ce47">
            <text:p>91,1%</text:p>
          </table:table-cell>
          <table:table-cell office:value-type="float" office:value="3847" table:style-name="ce46">
            <text:p>3.847</text:p>
          </table:table-cell>
          <table:table-cell office:value-type="percentage" office:value="0.89092172301991668" table:style-name="ce47">
            <text:p>89,1%</text:p>
          </table:table-cell>
          <table:table-cell office:value-type="float" office:value="7535" table:style-name="ce46">
            <text:p>7.535</text:p>
          </table:table-cell>
          <table:table-cell office:value-type="percentage" office:value="0.95901743668066697" table:style-name="ce47">
            <text:p>95,9%</text:p>
          </table:table-cell>
          <table:table-cell office:value-type="float" office:value="10489" table:style-name="ce46">
            <text:p>10.489</text:p>
          </table:table-cell>
          <table:table-cell office:value-type="percentage" office:value="0.90766701280719975" table:style-name="ce47">
            <text:p>90,8%</text:p>
          </table:table-cell>
          <table:table-cell office:value-type="float" office:value="10991" table:style-name="ce46">
            <text:p>10.991</text:p>
          </table:table-cell>
          <table:table-cell office:value-type="percentage" office:value="0.86940357538364188" table:style-name="ce47">
            <text:p>86,9%</text:p>
          </table:table-cell>
          <table:table-cell office:value-type="float" office:value="8982" table:style-name="ce46">
            <text:p>8.982</text:p>
          </table:table-cell>
          <table:table-cell office:value-type="percentage" office:value="0.75517067428955775" table:style-name="ce47">
            <text:p>75,5%</text:p>
          </table:table-cell>
          <table:table-cell office:value-type="float" office:value="8652" table:style-name="ce46">
            <text:p>8.652</text:p>
          </table:table-cell>
          <table:table-cell office:value-type="percentage" office:value="0.78891219111881095" table:style-name="ce47">
            <text:p>78,9%</text:p>
          </table:table-cell>
          <table:table-cell office:value-type="float" office:value="7973" table:style-name="ce46">
            <text:p>7.973</text:p>
          </table:table-cell>
          <table:table-cell office:value-type="percentage" office:value="0.873657681349989" table:style-name="ce47">
            <text:p>87,4%</text:p>
          </table:table-cell>
          <table:table-cell office:value-type="float" office:value="60841" table:style-name="ce46">
            <text:p>60.84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733812442753465" table:style-name="ce47">
            <text:p>85,7%</text:p>
          </table:table-cell>
          <table:table-cell office:value-type="percentage" office:value="0.72256003420346315" table:style-name="ce47">
            <text:p>7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7" table:style-name="ce46">
            <text:p>2.037</text:p>
          </table:table-cell>
          <table:table-cell office:value-type="percentage" office:value="0.86717752234993617" table:style-name="ce47">
            <text:p>86,7%</text:p>
          </table:table-cell>
          <table:table-cell office:value-type="float" office:value="3347" table:style-name="ce46">
            <text:p>3.347</text:p>
          </table:table-cell>
          <table:table-cell office:value-type="percentage" office:value="0.89300960512273209" table:style-name="ce47">
            <text:p>89,3%</text:p>
          </table:table-cell>
          <table:table-cell office:value-type="float" office:value="7259" table:style-name="ce46">
            <text:p>7.259</text:p>
          </table:table-cell>
          <table:table-cell office:value-type="percentage" office:value="0.92743068864188072" table:style-name="ce47">
            <text:p>92,7%</text:p>
          </table:table-cell>
          <table:table-cell office:value-type="float" office:value="9834" table:style-name="ce46">
            <text:p>9.834</text:p>
          </table:table-cell>
          <table:table-cell office:value-type="percentage" office:value="0.87034250818656522" table:style-name="ce47">
            <text:p>87,0%</text:p>
          </table:table-cell>
          <table:table-cell office:value-type="float" office:value="10259" table:style-name="ce46">
            <text:p>10.259</text:p>
          </table:table-cell>
          <table:table-cell office:value-type="percentage" office:value="0.85477420429928341" table:style-name="ce47">
            <text:p>85,5%</text:p>
          </table:table-cell>
          <table:table-cell office:value-type="float" office:value="8664" table:style-name="ce46">
            <text:p>8.664</text:p>
          </table:table-cell>
          <table:table-cell office:value-type="percentage" office:value="0.71408555180087363" table:style-name="ce47">
            <text:p>71,4%</text:p>
          </table:table-cell>
          <table:table-cell office:value-type="float" office:value="8559" table:style-name="ce46">
            <text:p>8.559</text:p>
          </table:table-cell>
          <table:table-cell office:value-type="percentage" office:value="0.71354731137974159" table:style-name="ce47">
            <text:p>71,4%</text:p>
          </table:table-cell>
          <table:table-cell office:value-type="float" office:value="7873" table:style-name="ce46">
            <text:p>7.873</text:p>
          </table:table-cell>
          <table:table-cell office:value-type="percentage" office:value="0.82233131397534986" table:style-name="ce47">
            <text:p>82,2%</text:p>
          </table:table-cell>
          <table:table-cell office:value-type="float" office:value="57832" table:style-name="ce46">
            <text:p>57.83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537355308979653" table:style-name="ce47">
            <text:p>81,5%</text:p>
          </table:table-cell>
          <table:table-cell office:value-type="percentage" office:value="0.66415545041113511" table:style-name="ce47">
            <text:p>6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2" table:style-name="ce49">
            <text:p>232</text:p>
          </table:table-cell>
          <table:table-cell office:value-type="string" table:style-name="ce50">
            <text:p>-</text:p>
          </table:table-cell>
          <table:table-cell office:value-type="float" office:value="731" table:style-name="ce49">
            <text:p>731</text:p>
          </table:table-cell>
          <table:table-cell office:value-type="string" table:style-name="ce50">
            <text:p>-</text:p>
          </table:table-cell>
          <table:table-cell office:value-type="float" office:value="1427" table:style-name="ce49">
            <text:p>1.427</text:p>
          </table:table-cell>
          <table:table-cell office:value-type="string" table:style-name="ce50">
            <text:p>-</text:p>
          </table:table-cell>
          <table:table-cell office:value-type="float" office:value="1683" table:style-name="ce49">
            <text:p>1.683</text:p>
          </table:table-cell>
          <table:table-cell office:value-type="string" table:style-name="ce50">
            <text:p>-</text:p>
          </table:table-cell>
          <table:table-cell office:value-type="float" office:value="1411" table:style-name="ce49">
            <text:p>1.411</text:p>
          </table:table-cell>
          <table:table-cell office:value-type="string" table:style-name="ce50">
            <text:p>-</text:p>
          </table:table-cell>
          <table:table-cell office:value-type="float" office:value="168" table:style-name="ce49">
            <text:p>168</text:p>
          </table:table-cell>
          <table:table-cell office:value-type="string" table:style-name="ce50">
            <text:p>-</text:p>
          </table:table-cell>
          <table:table-cell office:value-type="float" office:value="5720" table:style-name="ce49">
            <text:p>5.72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1160" table:style-name="ce53">
            <text:p>2.911.160</text:p>
          </table:table-cell>
          <table:table-cell office:value-type="percentage" office:value="1" table:style-name="ce54">
            <text:p>100,0%</text:p>
          </table:table-cell>
          <table:table-cell office:value-type="float" office:value="3927490" table:style-name="ce53">
            <text:p>3.927.490</text:p>
          </table:table-cell>
          <table:table-cell office:value-type="percentage" office:value="0.99177913382297422" table:style-name="ce54">
            <text:p>99,2%</text:p>
          </table:table-cell>
          <table:table-cell office:value-type="float" office:value="5220588" table:style-name="ce53">
            <text:p>5.220.588</text:p>
          </table:table-cell>
          <table:table-cell office:value-type="percentage" office:value="0.97819031191013051" table:style-name="ce54">
            <text:p>97,8%</text:p>
          </table:table-cell>
          <table:table-cell office:value-type="float" office:value="6643168" table:style-name="ce53">
            <text:p>6.643.168</text:p>
          </table:table-cell>
          <table:table-cell office:value-type="percentage" office:value="0.94452992660919344" table:style-name="ce54">
            <text:p>94,5%</text:p>
          </table:table-cell>
          <table:table-cell office:value-type="float" office:value="6923633" table:style-name="ce53">
            <text:p>6.923.633</text:p>
          </table:table-cell>
          <table:table-cell office:value-type="percentage" office:value="0.87732688000119619" table:style-name="ce54">
            <text:p>87,7%</text:p>
          </table:table-cell>
          <table:table-cell office:value-type="float" office:value="4842782" table:style-name="ce53">
            <text:p>4.842.782</text:p>
          </table:table-cell>
          <table:table-cell office:value-type="percentage" office:value="0.77728230421049815" table:style-name="ce54">
            <text:p>77,7%</text:p>
          </table:table-cell>
          <table:table-cell office:value-type="float" office:value="3930006" table:style-name="ce53">
            <text:p>3.930.006</text:p>
          </table:table-cell>
          <table:table-cell office:value-type="percentage" office:value="0.7948012393217706" table:style-name="ce54">
            <text:p>79,5%</text:p>
          </table:table-cell>
          <table:table-cell office:value-type="float" office:value="3304012" table:style-name="ce53">
            <text:p>3.304.012</text:p>
          </table:table-cell>
          <table:table-cell office:value-type="percentage" office:value="0.84964741303360569" table:style-name="ce54">
            <text:p>85,0%</text:p>
          </table:table-cell>
          <table:table-cell office:value-type="float" office:value="37702839" table:style-name="ce53">
            <text:p>37.702.83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513280764424796" table:style-name="ce54">
            <text:p>89,5%</text:p>
          </table:table-cell>
          <table:table-cell office:value-type="percentage" office:value="0.79456706678992417" table:style-name="ce54">
            <text:p>79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10T17:24:08Z</dc:date>
  </office:meta>
</office:document-meta>
</file>